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81cm"/>
    </style:style>
    <style:style style:family="table-column" style:name="co2">
      <style:table-column-properties fo:break-before="auto" style:column-width="0.653cm"/>
    </style:style>
    <style:style style:family="table-column" style:name="co3">
      <style:table-column-properties fo:break-before="auto" style:column-width="1.348cm"/>
    </style:style>
    <style:style style:family="table-column" style:name="co4">
      <style:table-column-properties fo:break-before="auto" style:column-width="1.261cm"/>
    </style:style>
    <style:style style:family="table-column" style:name="co5">
      <style:table-column-properties fo:break-before="auto" style:column-width="0.914cm"/>
    </style:style>
    <style:style style:family="table-column" style:name="co6">
      <style:table-column-properties fo:break-before="auto" style:column-width="1cm"/>
    </style:style>
    <style:style style:family="table-column" style:name="co7">
      <style:table-column-properties fo:break-before="auto" style:column-width="0.893cm"/>
    </style:style>
    <style:style style:family="table-column" style:name="co8">
      <style:table-column-properties fo:break-before="auto" style:column-width="0.956cm"/>
    </style:style>
    <style:style style:family="table-column" style:name="co9">
      <style:table-column-properties fo:break-before="auto" style:column-width="1.065cm"/>
    </style:style>
    <style:style style:family="table-column" style:name="co10">
      <style:table-column-properties fo:break-before="auto" style:column-width="0.87cm"/>
    </style:style>
    <style:style style:family="table-column" style:name="co11">
      <style:table-column-properties fo:break-before="auto" style:column-width="1.152cm"/>
    </style:style>
    <style:style style:family="table-column" style:name="co12">
      <style:table-column-properties fo:break-before="auto" style:column-width="1.196cm"/>
    </style:style>
    <style:style style:family="table-column" style:name="co13">
      <style:table-column-properties fo:break-before="auto" style:column-width="1.044cm"/>
    </style:style>
    <style:style style:family="table-column" style:name="co14">
      <style:table-column-properties fo:break-before="auto" style:column-width="1.109cm"/>
    </style:style>
    <style:style style:family="table-column" style:name="co15">
      <style:table-column-properties fo:break-before="auto" style:column-width="1.371cm"/>
    </style:style>
    <style:style style:family="table-column" style:name="co16">
      <style:table-column-properties fo:break-before="auto" style:column-width="1.305cm"/>
    </style:style>
    <style:style style:family="table-column" style:name="co17">
      <style:table-column-properties fo:break-before="auto" style:column-width="2.154cm"/>
    </style:style>
    <style:style style:family="table-column" style:name="co18">
      <style:table-column-properties fo:break-before="auto" style:column-width="1.783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926cm"/>
    </style:style>
    <style:style style:family="table-row" style:name="ro3">
      <style:table-row-properties fo:break-before="auto" style:use-optimal-row-height="false" style:row-height="0.847cm"/>
    </style:style>
    <style:style style:family="table-row" style:name="ro4">
      <style:table-row-properties fo:break-before="auto" style:use-optimal-row-height="false" style:row-height="2.196cm"/>
    </style:style>
    <style:style style:family="table-row" style:name="ro5">
      <style:table-row-properties fo:break-before="auto" style:use-optimal-row-height="false" style:row-height="0.503cm"/>
    </style:style>
    <style:style style:family="table-row" style:name="ro6">
      <style:table-row-properties fo:break-before="auto" style:use-optimal-row-height="false" style:row-height="0.466cm"/>
    </style:style>
    <style:style style:family="table-row" style:name="ro7">
      <style:table-row-properties fo:break-before="auto" style:use-optimal-row-height="false" style:row-height="0.45cm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value-type" fo:border="0.74pt solid #000000" style:direction="ltr" style:repeat-content="false" style:diagonal-tl-br="none" style:shrink-to-fit="false" fo:wrap-option="no-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fo:padding="0.071cm" fo:border-left="1.76pt solid #000000" fo:border-top="0.74pt solid #000000" fo:border-right="0.74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fo:padding="0.071cm" fo:border-left="1.76pt solid #000000" fo:border-top="0.74pt solid #000000" fo:border-right="0.74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 fo:border="0.74pt solid #000000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0.74pt solid #000000" fo:border-top="0.74pt solid #000000" fo:border-right="0.74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0.74pt solid #000000" fo:border-top="0.74pt solid #000000" fo:border-right="1.76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fo:padding="0.071cm" fo:border-left="0.74pt solid #000000" fo:border-top="0.74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 table:number-columns-repeated="2"/>
        <table:table-column table:style-name="co6" table:default-cell-style-name="ce12"/>
        <table:table-column table:style-name="co7" table:default-cell-style-name="ce12"/>
        <table:table-column table:style-name="co5" table:default-cell-style-name="ce12"/>
        <table:table-column table:style-name="co8" table:default-cell-style-name="ce12"/>
        <table:table-column table:style-name="co5" table:default-cell-style-name="ce12"/>
        <table:table-column table:style-name="co6" table:default-cell-style-name="ce12" table:number-columns-repeated="2"/>
        <table:table-column table:style-name="co9" table:default-cell-style-name="ce12"/>
        <table:table-column table:style-name="co5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9" table:default-cell-style-name="ce12"/>
        <table:table-column table:style-name="co13" table:default-cell-style-name="ce12"/>
        <table:table-column table:style-name="co5" table:default-cell-style-name="ce12"/>
        <table:table-column table:style-name="co6" table:default-cell-style-name="ce12"/>
        <table:table-column table:style-name="co10" table:default-cell-style-name="ce12"/>
        <table:table-column table:style-name="co8" table:default-cell-style-name="ce12"/>
        <table:table-column table:style-name="co14" table:default-cell-style-name="ce12"/>
        <table:table-column table:style-name="co9" table:default-cell-style-name="ce12"/>
        <table:table-column table:style-name="co15" table:default-cell-style-name="ce29"/>
        <table:table-column table:style-name="co16" table:default-cell-style-name="ce29"/>
        <table:table-column table:style-name="co7" table:default-cell-style-name="ce12"/>
        <table:table-column table:style-name="co17" table:default-cell-style-name="ce12"/>
        <table:table-column table:style-name="co11" table:default-cell-style-name="ce12" table:number-columns-repeated="2"/>
        <table:table-column table:style-name="co8" table:default-cell-style-name="ce12"/>
        <table:table-column table:style-name="co18" table:default-cell-style-name="ce12" table:number-columns-repeated="224"/>
        <table:table-column table:style-name="co18" table:default-cell-style-name="Default" table:number-columns-repeated="767"/>
        <table:table-row table:style-name="ro1">
          <table:table-cell ns41:value-type="string" table:style-name="ce1" office:value-type="string">
            <text:p>PROVINCIE UTRECHT VIJFDE GEDEELTE INDEELING NAAR DE KERKGENOOTSCHAPPEN</text:p>
          </table:table-cell>
          <table:table-cell table:style-name="ce13" table:number-columns-repeated="32"/>
          <table:table-cell table:style-name="ce46"/>
          <table:table-cell table:number-columns-repeated="990"/>
        </table:table-row>
        <table:table-row table:style-name="ro1">
          <table:table-cell table:style-name="ce2" table:number-columns-repeated="34"/>
          <table:table-cell table:number-columns-repeated="990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4"/>
          <table:table-cell ns41:value-type="string" table:number-rows-spanned="3" table:style-name="ce15" table:number-columns-spanned="2" office:value-type="string">
            <text:p>Nederduitsche Hervormden</text:p>
          </table:table-cell>
          <table:covered-table-cell table:style-name="ce21"/>
          <table:table-cell ns41:value-type="string" table:number-rows-spanned="3" table:style-name="ce27" table:number-columns-spanned="2" office:value-type="string">
            <text:p>Waalsche Hervormden</text:p>
          </table:table-cell>
          <table:covered-table-cell table:style-name="ce21"/>
          <table:table-cell ns41:value-type="string" table:number-rows-spanned="3" table:style-name="ce27" table:number-columns-spanned="2" office:value-type="string">
            <text:p>Remonstranten</text:p>
          </table:table-cell>
          <table:covered-table-cell table:style-name="ce21"/>
          <table:table-cell ns41:value-type="string" table:number-rows-spanned="3" table:style-name="ce27" table:number-columns-spanned="2" office:value-type="string">
            <text:p>Christelijke Gereformeerden</text:p>
          </table:table-cell>
          <table:covered-table-cell table:style-name="ce21"/>
          <table:table-cell ns41:value-type="string" table:number-rows-spanned="3" table:style-name="ce27" table:number-columns-spanned="2" office:value-type="string">
            <text:p>Doopsgezinden</text:p>
          </table:table-cell>
          <table:covered-table-cell table:style-name="ce21"/>
          <table:table-cell ns41:value-type="string" table:number-rows-spanned="3" table:style-name="ce27" table:number-columns-spanned="2" office:value-type="string">
            <text:p>Evangelisch Lutherschen</text:p>
          </table:table-cell>
          <table:covered-table-cell table:style-name="ce21"/>
          <table:table-cell ns41:value-type="string" table:number-rows-spanned="3" table:style-name="ce27" table:number-columns-spanned="2" office:value-type="string">
            <text:p>Hersteld Lutherschen</text:p>
          </table:table-cell>
          <table:covered-table-cell table:style-name="ce21"/>
          <table:table-cell ns41:value-type="string" table:number-rows-spanned="3" table:style-name="ce27" table:number-columns-spanned="2" office:value-type="string">
            <text:p>Roomsch-Catholieken</text:p>
          </table:table-cell>
          <table:covered-table-cell table:style-name="ce21"/>
          <table:table-cell ns41:value-type="string" table:number-rows-spanned="3" table:style-name="ce27" table:number-columns-spanned="2" office:value-type="string">
            <text:p>Oud-Roomschen</text:p>
          </table:table-cell>
          <table:covered-table-cell table:style-name="ce21"/>
          <table:table-cell ns41:value-type="string" table:number-rows-spanned="3" table:style-name="ce27" table:number-columns-spanned="2" office:value-type="string">
            <text:p>Nederduitsche Israëlieten</text:p>
          </table:table-cell>
          <table:covered-table-cell table:style-name="ce21"/>
          <table:table-cell ns41:value-type="string" table:number-rows-spanned="3" table:style-name="ce27" table:number-columns-spanned="2" office:value-type="string">
            <text:p>Portugesche Israëlieten</text:p>
          </table:table-cell>
          <table:covered-table-cell table:style-name="ce21"/>
          <table:table-cell ns41:value-type="string" table:number-rows-spanned="3" table:style-name="ce27" table:number-columns-spanned="2" office:value-type="string">
            <text:p>Tot een ander of tot geen kerkgenootschap behoorende, of onbekend</text:p>
          </table:table-cell>
          <table:covered-table-cell table:style-name="ce21"/>
          <table:table-cell ns41:value-type="string" table:number-rows-spanned="3" table:style-name="ce28" table:number-columns-spanned="2" office:value-type="string">
            <text:p>Totaal der werkelijke bevolking</text:p>
          </table:table-cell>
          <table:covered-table-cell table:style-name="ce30"/>
          <table:table-cell ns41:value-type="string" table:number-rows-spanned="4" table:style-name="ce33" table:number-columns-spanned="1" office:value-type="string">
            <text:p>Telling</text:p>
          </table:table-cell>
          <table:table-cell ns41:value-type="string" table:number-rows-spanned="4" table:style-name="ce39" table:number-columns-spanned="1" office:value-type="string">
            <text:p>Tabel</text:p>
          </table:table-cell>
          <table:table-cell ns41:value-type="string" table:number-rows-spanned="4" table:style-name="ce39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39" table:number-columns-spanned="1" office:value-type="string">
            <text:p>Provincie</text:p>
          </table:table-cell>
          <table:table-cell ns41:value-type="string" table:number-rows-spanned="4" table:style-name="ce47" table:number-columns-spanned="1" office:value-type="string">
            <text:p>Image nr</text:p>
          </table:table-cell>
          <table:table-cell table:number-columns-repeated="990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style-name="ce22" table:number-columns-repeated="24"/>
          <table:covered-table-cell table:style-name="ce31"/>
          <table:covered-table-cell table:style-name="ce34"/>
          <table:covered-table-cell table:style-name="ce40" table:number-columns-repeated="4"/>
          <table:covered-table-cell table:style-name="ce48"/>
          <table:table-cell table:number-columns-repeated="990"/>
        </table:table-row>
        <table:table-row table:style-name="ro4">
          <table:covered-table-cell table:style-name="ce4"/>
          <table:table-cell table:style-name="ce14"/>
          <table:covered-table-cell table:style-name="ce16"/>
          <table:covered-table-cell table:style-name="ce22" table:number-columns-repeated="24"/>
          <table:covered-table-cell table:style-name="ce31"/>
          <table:covered-table-cell table:style-name="ce34"/>
          <table:covered-table-cell table:style-name="ce40" table:number-columns-repeated="4"/>
          <table:covered-table-cell table:style-name="ce48"/>
          <table:table-cell table:number-columns-repeated="990"/>
        </table:table-row>
        <table:table-row table:style-name="ro1">
          <table:covered-table-cell table:style-name="ce5"/>
          <table:table-cell table:style-name="ce14"/>
          <table:table-cell ns41:value-type="string" table:style-name="ce17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32" office:value-type="string">
            <text:p>V.</text:p>
          </table:table-cell>
          <table:covered-table-cell table:style-name="ce35"/>
          <table:covered-table-cell table:style-name="ce41" table:number-columns-repeated="4"/>
          <table:covered-table-cell table:style-name="ce49"/>
          <table:table-cell table:number-columns-repeated="990"/>
        </table:table-row>
        <table:table-row table:style-name="ro1">
          <table:table-cell table:style-name="ce6" table:number-columns-repeated="28"/>
          <table:table-cell table:number-columns-repeated="996"/>
        </table:table-row>
        <table:table-row table:style-name="ro5">
          <table:table-cell ns41:value-type="string" table:style-name="ce7" office:value-type="string">
            <text:p>Voornaamste gemeenten</text:p>
          </table:table-cell>
          <table:table-cell table:style-name="ce6"/>
          <table:table-cell table:style-name="ce18"/>
          <table:table-cell table:style-name="ce24" table:number-columns-repeated="25"/>
          <table:table-cell ns41:value-type="string" table:style-name="ce36" office:value-type="string">
            <text:p>VT</text:p>
          </table:table-cell>
          <table:table-cell ns41:value-type="string" table:style-name="ce42" office:value-type="string">
            <text:p>1879_7_H5</text:p>
          </table:table-cell>
          <table:table-cell ns41:value-type="float" table:style-name="ce42" office:value="118" office:value-type="float">
            <text:p>118</text:p>
          </table:table-cell>
          <table:table-cell ns41:value-type="float" table:style-name="ce42" office:value="119" office:value-type="float">
            <text:p>119</text:p>
          </table:table-cell>
          <table:table-cell ns41:value-type="string" table:style-name="ce42" office:value-type="string">
            <text:p>UT</text:p>
          </table:table-cell>
          <table:table-cell ns41:value-type="string" table:style-name="ce50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6"/>
          <table:table-cell ns41:value-type="float" table:style-name="ce19" office:value="3206" office:value-type="float">
            <text:p>3206</text:p>
          </table:table-cell>
          <table:table-cell ns41:value-type="float" table:style-name="ce25" office:value="3426" office:value-type="float">
            <text:p>3426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94" office:value-type="float">
            <text:p>94</text:p>
          </table:table-cell>
          <table:table-cell ns41:value-type="float" table:style-name="ce25" office:value="123" office:value-type="float">
            <text:p>123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135" office:value-type="float">
            <text:p>135</text:p>
          </table:table-cell>
          <table:table-cell ns41:value-type="float" table:style-name="ce25" office:value="132" office:value-type="float">
            <text:p>132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2706" office:value-type="float">
            <text:p>2706</text:p>
          </table:table-cell>
          <table:table-cell ns41:value-type="float" table:style-name="ce25" office:value="3004" office:value-type="float">
            <text:p>3004</text:p>
          </table:table-cell>
          <table:table-cell ns41:value-type="float" table:style-name="ce25" office:value="111" office:value-type="float">
            <text:p>111</text:p>
          </table:table-cell>
          <table:table-cell ns41:value-type="float" table:style-name="ce25" office:value="85" office:value-type="float">
            <text:p>85</text:p>
          </table:table-cell>
          <table:table-cell ns41:value-type="float" table:style-name="ce25" office:value="205" office:value-type="float">
            <text:p>205</text:p>
          </table:table-cell>
          <table:table-cell ns41:value-type="float" table:style-name="ce25" office:value="234" office:value-type="float">
            <text:p>234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37" office:value-type="float">
            <text:p>37</text:p>
          </table:table-cell>
          <table:table-cell table:formula="of:=SUM([.C9]+[.E9]+[.G9]+[.I9]+[.K9]+[.M9]+[.O9]+[.Q9]+[.S9]+[.U9]+[.W9]+[.Y9])" ns41:value-type="float" table:style-name="ce25" office:value-type="float" office:value="6577">
            <text:p>6577</text:p>
          </table:table-cell>
          <table:table-cell table:formula="of:=SUM([.D9]+[.F9]+[.H9]+[.J9]+[.L9]+[.N9]+[.P9]+[.R9]+[.T9]+[.V9]+[.X9]+[.Z9])" ns41:value-type="float" table:style-name="ce25" office:value-type="float" office:value="7127">
            <text:p>712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6"/>
          <table:table-cell ns41:value-type="float" table:style-name="ce19" office:value="17638" office:value-type="float">
            <text:p>17638</text:p>
          </table:table-cell>
          <table:table-cell ns41:value-type="float" table:style-name="ce25" office:value="20592" office:value-type="float">
            <text:p>20592</text:p>
          </table:table-cell>
          <table:table-cell ns41:value-type="float" table:style-name="ce25" office:value="231" office:value-type="float">
            <text:p>231</text:p>
          </table:table-cell>
          <table:table-cell ns41:value-type="float" table:style-name="ce25" office:value="233" office:value-type="float">
            <text:p>233</text:p>
          </table:table-cell>
          <table:table-cell ns41:value-type="float" table:style-name="ce25" office:value="139" office:value-type="float">
            <text:p>139</text:p>
          </table:table-cell>
          <table:table-cell ns41:value-type="float" table:style-name="ce25" office:value="156" office:value-type="float">
            <text:p>156</text:p>
          </table:table-cell>
          <table:table-cell ns41:value-type="float" table:style-name="ce25" office:value="104" office:value-type="float">
            <text:p>104</text:p>
          </table:table-cell>
          <table:table-cell ns41:value-type="float" table:style-name="ce25" office:value="136" office:value-type="float">
            <text:p>136</text:p>
          </table:table-cell>
          <table:table-cell ns41:value-type="float" table:style-name="ce25" office:value="148" office:value-type="float">
            <text:p>148</text:p>
          </table:table-cell>
          <table:table-cell ns41:value-type="float" table:style-name="ce25" office:value="187" office:value-type="float">
            <text:p>187</text:p>
          </table:table-cell>
          <table:table-cell ns41:value-type="float" table:style-name="ce25" office:value="809" office:value-type="float">
            <text:p>809</text:p>
          </table:table-cell>
          <table:table-cell ns41:value-type="float" table:style-name="ce25" office:value="841" office:value-type="float">
            <text:p>841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11537" office:value-type="float">
            <text:p>11537</text:p>
          </table:table-cell>
          <table:table-cell ns41:value-type="float" table:style-name="ce25" office:value="12727" office:value-type="float">
            <text:p>12727</text:p>
          </table:table-cell>
          <table:table-cell ns41:value-type="float" table:style-name="ce25" office:value="527" office:value-type="float">
            <text:p>527</text:p>
          </table:table-cell>
          <table:table-cell ns41:value-type="float" table:style-name="ce25" office:value="592" office:value-type="float">
            <text:p>592</text:p>
          </table:table-cell>
          <table:table-cell ns41:value-type="float" table:style-name="ce25" office:value="363" office:value-type="float">
            <text:p>363</text:p>
          </table:table-cell>
          <table:table-cell ns41:value-type="float" table:style-name="ce25" office:value="333" office:value-type="float">
            <text:p>333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152" office:value-type="float">
            <text:p>152</text:p>
          </table:table-cell>
          <table:table-cell ns41:value-type="float" table:style-name="ce25" office:value="144" office:value-type="float">
            <text:p>144</text:p>
          </table:table-cell>
          <table:table-cell table:formula="of:=SUM([.C10]+[.E10]+[.G10]+[.I10]+[.K10]+[.M10]+[.O10]+[.Q10]+[.S10]+[.U10]+[.W10]+[.Y10])" ns41:value-type="float" table:style-name="ce25" office:value-type="float" office:value="31668">
            <text:p>31668</text:p>
          </table:table-cell>
          <table:table-cell table:formula="of:=SUM([.D10]+[.F10]+[.H10]+[.J10]+[.L10]+[.N10]+[.P10]+[.R10]+[.T10]+[.V10]+[.X10]+[.Z10])" ns41:value-type="float" table:style-name="ce25" office:value-type="float" office:value="35965">
            <text:p>3596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7">
          <table:table-cell ns41:value-type="string" table:style-name="ce9" office:value-type="string">
            <text:p>Totaal</text:p>
          </table:table-cell>
          <table:table-cell table:style-name="ce6"/>
          <table:table-cell table:formula="of:=SUM([.C9:.C10])" ns41:value-type="float" table:style-name="ce19" office:value-type="float" office:value="20844">
            <text:p>20844</text:p>
          </table:table-cell>
          <table:table-cell table:formula="of:=SUM([.D9:.D10])" ns41:value-type="float" table:style-name="ce25" office:value-type="float" office:value="24018">
            <text:p>24018</text:p>
          </table:table-cell>
          <table:table-cell table:formula="of:=SUM([.E9:.E10])" ns41:value-type="float" table:style-name="ce25" office:value-type="float" office:value="246">
            <text:p>246</text:p>
          </table:table-cell>
          <table:table-cell table:formula="of:=SUM([.F9:.F10])" ns41:value-type="float" table:style-name="ce25" office:value-type="float" office:value="247">
            <text:p>247</text:p>
          </table:table-cell>
          <table:table-cell table:formula="of:=SUM([.G9:.G10])" ns41:value-type="float" table:style-name="ce25" office:value-type="float" office:value="169">
            <text:p>169</text:p>
          </table:table-cell>
          <table:table-cell table:formula="of:=SUM([.H9:.H10])" ns41:value-type="float" table:style-name="ce25" office:value-type="float" office:value="189">
            <text:p>189</text:p>
          </table:table-cell>
          <table:table-cell table:formula="of:=SUM([.I9:.I10])" ns41:value-type="float" table:style-name="ce25" office:value-type="float" office:value="198">
            <text:p>198</text:p>
          </table:table-cell>
          <table:table-cell table:formula="of:=SUM([.J9:.J10])" ns41:value-type="float" table:style-name="ce25" office:value-type="float" office:value="259">
            <text:p>259</text:p>
          </table:table-cell>
          <table:table-cell table:formula="of:=SUM([.K9:.K10])" ns41:value-type="float" table:style-name="ce25" office:value-type="float" office:value="173">
            <text:p>173</text:p>
          </table:table-cell>
          <table:table-cell table:formula="of:=SUM([.L9:.L10])" ns41:value-type="float" table:style-name="ce25" office:value-type="float" office:value="217">
            <text:p>217</text:p>
          </table:table-cell>
          <table:table-cell table:formula="of:=SUM([.M9:.M10])" ns41:value-type="float" table:style-name="ce25" office:value-type="float" office:value="944">
            <text:p>944</text:p>
          </table:table-cell>
          <table:table-cell table:formula="of:=SUM([.N9:.N10])" ns41:value-type="float" table:style-name="ce25" office:value-type="float" office:value="973">
            <text:p>973</text:p>
          </table:table-cell>
          <table:table-cell table:formula="of:=SUM([.O9:.O10])" ns41:value-type="float" table:style-name="ce25" office:value-type="float" office:value="25">
            <text:p>25</text:p>
          </table:table-cell>
          <table:table-cell table:formula="of:=SUM([.P9:.P10])" ns41:value-type="float" table:style-name="ce25" office:value-type="float" office:value="27">
            <text:p>27</text:p>
          </table:table-cell>
          <table:table-cell table:formula="of:=SUM([.Q9:.Q10])" ns41:value-type="float" table:style-name="ce25" office:value-type="float" office:value="14243">
            <text:p>14243</text:p>
          </table:table-cell>
          <table:table-cell table:formula="of:=SUM([.R9:.R10])" ns41:value-type="float" table:style-name="ce25" office:value-type="float" office:value="15731">
            <text:p>15731</text:p>
          </table:table-cell>
          <table:table-cell table:formula="of:=SUM([.S9:.S10])" ns41:value-type="float" table:style-name="ce25" office:value-type="float" office:value="638">
            <text:p>638</text:p>
          </table:table-cell>
          <table:table-cell table:formula="of:=SUM([.T9:.T10])" ns41:value-type="float" table:style-name="ce25" office:value-type="float" office:value="677">
            <text:p>677</text:p>
          </table:table-cell>
          <table:table-cell table:formula="of:=SUM([.U9:.U10])" ns41:value-type="float" table:style-name="ce25" office:value-type="float" office:value="568">
            <text:p>568</text:p>
          </table:table-cell>
          <table:table-cell table:formula="of:=SUM([.V9:.V10])" ns41:value-type="float" table:style-name="ce25" office:value-type="float" office:value="567">
            <text:p>567</text:p>
          </table:table-cell>
          <table:table-cell table:formula="of:=SUM([.W9:.W10])" ns41:value-type="float" table:style-name="ce25" office:value-type="float" office:value="2">
            <text:p>2</text:p>
          </table:table-cell>
          <table:table-cell table:formula="of:=SUM([.X9:.X10])" ns41:value-type="float" table:style-name="ce25" office:value-type="float" office:value="6">
            <text:p>6</text:p>
          </table:table-cell>
          <table:table-cell table:formula="of:=SUM([.Y9:.Y10])" ns41:value-type="float" table:style-name="ce25" office:value-type="float" office:value="195">
            <text:p>195</text:p>
          </table:table-cell>
          <table:table-cell table:formula="of:=SUM([.Z9:.Z10])" ns41:value-type="float" table:style-name="ce25" office:value-type="float" office:value="181">
            <text:p>181</text:p>
          </table:table-cell>
          <table:table-cell table:formula="of:=SUM([.C11]+[.E11]+[.G11]+[.I11]+[.K11]+[.M11]+[.O11]+[.Q11]+[.S11]+[.U11]+[.W11]+[.Y11])" ns41:value-type="float" table:style-name="ce25" office:value-type="float" office:value="38245">
            <text:p>38245</text:p>
          </table:table-cell>
          <table:table-cell table:formula="of:=SUM([.D11]+[.F11]+[.H11]+[.J11]+[.L11]+[.N11]+[.P11]+[.R11]+[.T11]+[.V11]+[.X11]+[.Z11])" ns41:value-type="float" table:style-name="ce25" office:value-type="float" office:value="43092">
            <text:p>4309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style-name="ce29" table:number-columns-repeated="990"/>
        </table:table-row>
        <table:table-row table:style-name="ro6">
          <table:table-cell ns41:value-type="string" table:style-name="ce9" office:value-type="string">
            <text:p>Overige gemeente</text:p>
          </table:table-cell>
          <table:table-cell table:style-name="ce6"/>
          <table:table-cell table:style-name="ce19"/>
          <table:table-cell table:style-name="ce25" table:number-columns-repeated="25"/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Abcoude Baambrugge</text:p>
          </table:table-cell>
          <table:table-cell table:style-name="ce6"/>
          <table:table-cell ns41:value-type="float" table:style-name="ce19" office:value="388" office:value-type="float">
            <text:p>388</text:p>
          </table:table-cell>
          <table:table-cell ns41:value-type="float" table:style-name="ce25" office:value="420" office:value-type="float">
            <text:p>420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7" office:value-type="float">
            <text:p>7</text:p>
          </table:table-cell>
          <table:table-cell table:style-name="ce25" table:number-columns-repeated="2"/>
          <table:table-cell ns41:value-type="float" table:style-name="ce25" office:value="19" office:value-type="float">
            <text:p>19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5" office:value-type="float">
            <text:p>5</text:p>
          </table:table-cell>
          <table:table-cell ns41:value-type="float" office:value="9" table:style-name="ce25" table:number-columns-repeated="2" office:value-type="float">
            <text:p>9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256" office:value-type="float">
            <text:p>256</text:p>
          </table:table-cell>
          <table:table-cell ns41:value-type="float" table:style-name="ce25" office:value="233" office:value-type="float">
            <text:p>233</text:p>
          </table:table-cell>
          <table:table-cell table:style-name="ce25" table:number-columns-repeated="6"/>
          <table:table-cell ns41:value-type="float" table:style-name="ce25" office:value="2" office:value-type="float">
            <text:p>2</text:p>
          </table:table-cell>
          <table:table-cell table:style-name="ce25"/>
          <table:table-cell table:formula="of:=SUM([.C13]+[.E13]+[.G13]+[.I13]+[.K13]+[.M13]+[.O13]+[.Q13]+[.S13]+[.U13]+[.W13]+[.Y13])" ns41:value-type="float" table:style-name="ce25" office:value-type="float" office:value="683">
            <text:p>683</text:p>
          </table:table-cell>
          <table:table-cell table:formula="of:=SUM([.D13]+[.F13]+[.H13]+[.J13]+[.L13]+[.N13]+[.P13]+[.R13]+[.T13]+[.V13]+[.X13]+[.Z13])" ns41:value-type="float" table:style-name="ce25" office:value-type="float" office:value="702">
            <text:p>70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Abcoude Proostdij</text:p>
          </table:table-cell>
          <table:table-cell table:style-name="ce6"/>
          <table:table-cell ns41:value-type="float" table:style-name="ce19" office:value="335" office:value-type="float">
            <text:p>335</text:p>
          </table:table-cell>
          <table:table-cell ns41:value-type="float" table:style-name="ce25" office:value="324" office:value-type="float">
            <text:p>324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4"/>
          <table:table-cell ns41:value-type="float" table:style-name="ce25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ns41:value-type="float" office:value="1" table:style-name="ce25" table:number-columns-repeated="3" office:value-type="float">
            <text:p>1</text:p>
          </table:table-cell>
          <table:table-cell table:style-name="ce25"/>
          <table:table-cell ns41:value-type="float" table:style-name="ce25" office:value="501" office:value-type="float">
            <text:p>501</text:p>
          </table:table-cell>
          <table:table-cell ns41:value-type="float" table:style-name="ce25" office:value="474" office:value-type="float">
            <text:p>474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office:value="1" table:style-name="ce25" table:number-columns-repeated="2" office:value-type="float">
            <text:p>1</text:p>
          </table:table-cell>
          <table:table-cell table:formula="of:=SUM([.C14]+[.E14]+[.G14]+[.I14]+[.K14]+[.M14]+[.O14]+[.Q14]+[.S14]+[.U14]+[.W14]+[.Y14])" ns41:value-type="float" table:style-name="ce25" office:value-type="float" office:value="847">
            <text:p>847</text:p>
          </table:table-cell>
          <table:table-cell table:formula="of:=SUM([.D14]+[.F14]+[.H14]+[.J14]+[.L14]+[.N14]+[.P14]+[.R14]+[.T14]+[.V14]+[.X14]+[.Z14])" ns41:value-type="float" table:style-name="ce25" office:value-type="float" office:value="804">
            <text:p>80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Achttienhoven</text:p>
          </table:table-cell>
          <table:table-cell table:style-name="ce6"/>
          <table:table-cell ns41:value-type="float" table:style-name="ce19" office:value="184" office:value-type="float">
            <text:p>184</text:p>
          </table:table-cell>
          <table:table-cell ns41:value-type="float" table:style-name="ce25" office:value="156" office:value-type="float">
            <text:p>156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table:style-name="ce25" office:value="13" office:value-type="float">
            <text:p>13</text:p>
          </table:table-cell>
          <table:table-cell ns41:value-type="float" table:style-name="ce25" office:value="12" office:value-type="float">
            <text:p>12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71" office:value-type="float">
            <text:p>71</text:p>
          </table:table-cell>
          <table:table-cell ns41:value-type="float" table:style-name="ce25" office:value="62" office:value-type="float">
            <text:p>62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6"/>
          <table:table-cell table:formula="of:=SUM([.C15]+[.E15]+[.G15]+[.I15]+[.K15]+[.M15]+[.O15]+[.Q15]+[.S15]+[.U15]+[.W15]+[.Y15])" ns41:value-type="float" table:style-name="ce25" office:value-type="float" office:value="273">
            <text:p>273</text:p>
          </table:table-cell>
          <table:table-cell table:formula="of:=SUM([.D15]+[.F15]+[.H15]+[.J15]+[.L15]+[.N15]+[.P15]+[.R15]+[.T15]+[.V15]+[.X15]+[.Z15])" ns41:value-type="float" table:style-name="ce25" office:value-type="float" office:value="234">
            <text:p>23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Amerongen</text:p>
          </table:table-cell>
          <table:table-cell table:style-name="ce6"/>
          <table:table-cell ns41:value-type="float" table:style-name="ce19" office:value="1121" office:value-type="float">
            <text:p>1121</text:p>
          </table:table-cell>
          <table:table-cell ns41:value-type="float" table:style-name="ce25" office:value="1067" office:value-type="float">
            <text:p>1067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4" office:value-type="float">
            <text:p>4</text:p>
          </table:table-cell>
          <table:table-cell table:style-name="ce25"/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2"/>
          <table:table-cell ns41:value-type="float" table:style-name="ce25" office:value="22" office:value-type="float">
            <text:p>22</text:p>
          </table:table-cell>
          <table:table-cell ns41:value-type="float" table:style-name="ce25" office:value="16" office:value-type="float">
            <text:p>16</text:p>
          </table:table-cell>
          <table:table-cell table:style-name="ce25" table:number-columns-repeated="6"/>
          <table:table-cell ns41:value-type="float" office:value="1" table:style-name="ce25" table:number-columns-repeated="2" office:value-type="float">
            <text:p>1</text:p>
          </table:table-cell>
          <table:table-cell table:formula="of:=SUM([.C16]+[.E16]+[.G16]+[.I16]+[.K16]+[.M16]+[.O16]+[.Q16]+[.S16]+[.U16]+[.W16]+[.Y16])" ns41:value-type="float" table:style-name="ce25" office:value-type="float" office:value="1151">
            <text:p>1151</text:p>
          </table:table-cell>
          <table:table-cell table:formula="of:=SUM([.D16]+[.F16]+[.H16]+[.J16]+[.L16]+[.N16]+[.P16]+[.R16]+[.T16]+[.V16]+[.X16]+[.Z16])" ns41:value-type="float" table:style-name="ce25" office:value-type="float" office:value="1086">
            <text:p>108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aarn</text:p>
          </table:table-cell>
          <table:table-cell table:style-name="ce6"/>
          <table:table-cell ns41:value-type="float" table:style-name="ce19" office:value="1237" office:value-type="float">
            <text:p>1237</text:p>
          </table:table-cell>
          <table:table-cell ns41:value-type="float" table:style-name="ce25" office:value="1287" office:value-type="float">
            <text:p>1287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389" office:value-type="float">
            <text:p>389</text:p>
          </table:table-cell>
          <table:table-cell ns41:value-type="float" table:style-name="ce25" office:value="413" office:value-type="float">
            <text:p>413</text:p>
          </table:table-cell>
          <table:table-cell table:style-name="ce25" table:number-columns-repeated="2"/>
          <table:table-cell ns41:value-type="float" table:style-name="ce25" office:value="5" office:value-type="float">
            <text:p>5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8" office:value-type="float">
            <text:p>8</text:p>
          </table:table-cell>
          <table:table-cell table:formula="of:=SUM([.C17]+[.E17]+[.G17]+[.I17]+[.K17]+[.M17]+[.O17]+[.Q17]+[.S17]+[.U17]+[.W17]+[.Y17])" ns41:value-type="float" table:style-name="ce25" office:value-type="float" office:value="1722">
            <text:p>1722</text:p>
          </table:table-cell>
          <table:table-cell table:formula="of:=SUM([.D17]+[.F17]+[.H17]+[.J17]+[.L17]+[.N17]+[.P17]+[.R17]+[.T17]+[.V17]+[.X17]+[.Z17])" ns41:value-type="float" table:style-name="ce25" office:value-type="float" office:value="1807">
            <text:p>180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enschop</text:p>
          </table:table-cell>
          <table:table-cell table:style-name="ce6"/>
          <table:table-cell ns41:value-type="float" table:style-name="ce19" office:value="567" office:value-type="float">
            <text:p>567</text:p>
          </table:table-cell>
          <table:table-cell ns41:value-type="float" table:style-name="ce25" office:value="549" office:value-type="float">
            <text:p>549</text:p>
          </table:table-cell>
          <table:table-cell table:style-name="ce25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8"/>
          <table:table-cell ns41:value-type="float" table:style-name="ce25" office:value="281" office:value-type="float">
            <text:p>281</text:p>
          </table:table-cell>
          <table:table-cell ns41:value-type="float" table:style-name="ce25" office:value="277" office:value-type="float">
            <text:p>277</text:p>
          </table:table-cell>
          <table:table-cell table:style-name="ce25" table:number-columns-repeated="8"/>
          <table:table-cell table:formula="of:=SUM([.C18]+[.E18]+[.G18]+[.I18]+[.K18]+[.M18]+[.O18]+[.Q18]+[.S18]+[.U18]+[.W18]+[.Y18])" ns41:value-type="float" table:style-name="ce25" office:value-type="float" office:value="850">
            <text:p>850</text:p>
          </table:table-cell>
          <table:table-cell table:formula="of:=SUM([.D18]+[.F18]+[.H18]+[.J18]+[.L18]+[.N18]+[.P18]+[.R18]+[.T18]+[.V18]+[.X18]+[.Z18])" ns41:value-type="float" table:style-name="ce25" office:value-type="float" office:value="827">
            <text:p>82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de Bilt</text:p>
          </table:table-cell>
          <table:table-cell table:style-name="ce6"/>
          <table:table-cell ns41:value-type="float" table:style-name="ce19" office:value="1016" office:value-type="float">
            <text:p>1016</text:p>
          </table:table-cell>
          <table:table-cell ns41:value-type="float" table:style-name="ce25" office:value="901" office:value-type="float">
            <text:p>901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6" office:value-type="float">
            <text:p>6</text:p>
          </table:table-cell>
          <table:table-cell table:style-name="ce25" table:number-columns-repeated="2"/>
          <table:table-cell ns41:value-type="float" table:style-name="ce25" office:value="172" office:value-type="float">
            <text:p>172</text:p>
          </table:table-cell>
          <table:table-cell ns41:value-type="float" table:style-name="ce25" office:value="178" office:value-type="float">
            <text:p>178</text:p>
          </table:table-cell>
          <table:table-cell table:style-name="ce25" table:number-columns-repeated="6"/>
          <table:table-cell ns41:value-type="float" table:style-name="ce25" office:value="3" office:value-type="float">
            <text:p>3</text:p>
          </table:table-cell>
          <table:table-cell ns41:value-type="float" table:style-name="ce25" office:value="4" office:value-type="float">
            <text:p>4</text:p>
          </table:table-cell>
          <table:table-cell table:formula="of:=SUM([.C19]+[.E19]+[.G19]+[.I19]+[.K19]+[.M19]+[.O19]+[.Q19]+[.S19]+[.U19]+[.W19]+[.Y19])" ns41:value-type="float" table:style-name="ce25" office:value-type="float" office:value="1194">
            <text:p>1194</text:p>
          </table:table-cell>
          <table:table-cell table:formula="of:=SUM([.D19]+[.F19]+[.H19]+[.J19]+[.L19]+[.N19]+[.P19]+[.R19]+[.T19]+[.V19]+[.X19]+[.Z19])" ns41:value-type="float" table:style-name="ce25" office:value-type="float" office:value="1090">
            <text:p>109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reukelen Nijenrode</text:p>
          </table:table-cell>
          <table:table-cell table:style-name="ce6"/>
          <table:table-cell ns41:value-type="float" table:style-name="ce19" office:value="578" office:value-type="float">
            <text:p>578</text:p>
          </table:table-cell>
          <table:table-cell ns41:value-type="float" table:style-name="ce25" office:value="612" office:value-type="float">
            <text:p>612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2" office:value-type="float">
            <text:p>2</text:p>
          </table:table-cell>
          <table:table-cell table:style-name="ce25"/>
          <table:table-cell ns41:value-type="float" table:style-name="ce25" office:value="12" office:value-type="float">
            <text:p>12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5" office:value-type="float">
            <text:p>5</text:p>
          </table:table-cell>
          <table:table-cell table:style-name="ce25" table:number-columns-repeated="2"/>
          <table:table-cell ns41:value-type="float" table:style-name="ce25" office:value="337" office:value-type="float">
            <text:p>337</text:p>
          </table:table-cell>
          <table:table-cell ns41:value-type="float" table:style-name="ce25" office:value="332" office:value-type="float">
            <text:p>332</text:p>
          </table:table-cell>
          <table:table-cell table:style-name="ce25" table:number-columns-repeated="3"/>
          <table:table-cell ns41:value-type="float" table:style-name="ce25" office:value="2" office:value-type="float">
            <text:p>2</text:p>
          </table:table-cell>
          <table:table-cell table:style-name="ce25" table:number-columns-repeated="2"/>
          <table:table-cell ns41:value-type="float" table:style-name="ce25" office:value="4" office:value-type="float">
            <text:p>4</text:p>
          </table:table-cell>
          <table:table-cell ns41:value-type="float" table:style-name="ce25" office:value="7" office:value-type="float">
            <text:p>7</text:p>
          </table:table-cell>
          <table:table-cell table:formula="of:=SUM([.C20]+[.E20]+[.G20]+[.I20]+[.K20]+[.M20]+[.O20]+[.Q20]+[.S20]+[.U20]+[.W20]+[.Y20])" ns41:value-type="float" table:style-name="ce25" office:value-type="float" office:value="947">
            <text:p>947</text:p>
          </table:table-cell>
          <table:table-cell table:formula="of:=SUM([.D20]+[.F20]+[.H20]+[.J20]+[.L20]+[.N20]+[.P20]+[.R20]+[.T20]+[.V20]+[.X20]+[.Z20])" ns41:value-type="float" table:style-name="ce25" office:value-type="float" office:value="993">
            <text:p>99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reukelen St. Pieters</text:p>
          </table:table-cell>
          <table:table-cell table:style-name="ce6"/>
          <table:table-cell ns41:value-type="float" table:style-name="ce19" office:value="413" office:value-type="float">
            <text:p>413</text:p>
          </table:table-cell>
          <table:table-cell ns41:value-type="float" table:style-name="ce25" office:value="346" office:value-type="float">
            <text:p>346</text:p>
          </table:table-cell>
          <table:table-cell table:style-name="ce25" table:number-columns-repeated="4"/>
          <table:table-cell ns41:value-type="float" table:style-name="ce25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2"/>
          <table:table-cell ns41:value-type="float" office:value="5" table:style-name="ce25" table:number-columns-repeated="2" office:value-type="float">
            <text:p>5</text:p>
          </table:table-cell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74" office:value-type="float">
            <text:p>74</text:p>
          </table:table-cell>
          <table:table-cell ns41:value-type="float" table:style-name="ce25" office:value="84" office:value-type="float">
            <text:p>84</text:p>
          </table:table-cell>
          <table:table-cell table:style-name="ce25" table:number-columns-repeated="8"/>
          <table:table-cell table:formula="of:=SUM([.C21]+[.E21]+[.G21]+[.I21]+[.K21]+[.M21]+[.O21]+[.Q21]+[.S21]+[.U21]+[.W21]+[.Y21])" ns41:value-type="float" table:style-name="ce25" office:value-type="float" office:value="494">
            <text:p>494</text:p>
          </table:table-cell>
          <table:table-cell table:formula="of:=SUM([.D21]+[.F21]+[.H21]+[.J21]+[.L21]+[.N21]+[.P21]+[.R21]+[.T21]+[.V21]+[.X21]+[.Z21])" ns41:value-type="float" table:style-name="ce25" office:value-type="float" office:value="438">
            <text:p>43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unnik</text:p>
          </table:table-cell>
          <table:table-cell table:style-name="ce6"/>
          <table:table-cell ns41:value-type="float" table:style-name="ce19" office:value="262" office:value-type="float">
            <text:p>262</text:p>
          </table:table-cell>
          <table:table-cell ns41:value-type="float" table:style-name="ce25" office:value="251" office:value-type="float">
            <text:p>251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5" table:number-columns-repeated="6"/>
          <table:table-cell ns41:value-type="float" office:value="1" table:style-name="ce25" table:number-columns-repeated="3" office:value-type="float">
            <text:p>1</text:p>
          </table:table-cell>
          <table:table-cell table:style-name="ce25"/>
          <table:table-cell ns41:value-type="float" table:style-name="ce25" office:value="308" office:value-type="float">
            <text:p>308</text:p>
          </table:table-cell>
          <table:table-cell ns41:value-type="float" table:style-name="ce25" office:value="294" office:value-type="float">
            <text:p>294</text:p>
          </table:table-cell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4" office:value-type="float">
            <text:p>4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/>
          <table:table-cell table:formula="of:=SUM([.C22]+[.E22]+[.G22]+[.I22]+[.K22]+[.M22]+[.O22]+[.Q22]+[.S22]+[.U22]+[.W22]+[.Y22])" ns41:value-type="float" table:style-name="ce25" office:value-type="float" office:value="578">
            <text:p>578</text:p>
          </table:table-cell>
          <table:table-cell table:formula="of:=SUM([.D22]+[.F22]+[.H22]+[.J22]+[.L22]+[.N22]+[.P22]+[.R22]+[.T22]+[.V22]+[.X22]+[.Z22])" ns41:value-type="float" table:style-name="ce25" office:value-type="float" office:value="550">
            <text:p>55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unschoten</text:p>
          </table:table-cell>
          <table:table-cell table:style-name="ce6"/>
          <table:table-cell ns41:value-type="float" table:style-name="ce19" office:value="416" office:value-type="float">
            <text:p>416</text:p>
          </table:table-cell>
          <table:table-cell ns41:value-type="float" table:style-name="ce25" office:value="412" office:value-type="float">
            <text:p>412</text:p>
          </table:table-cell>
          <table:table-cell table:style-name="ce25" table:number-columns-repeated="4"/>
          <table:table-cell ns41:value-type="float" table:style-name="ce25" office:value="576" office:value-type="float">
            <text:p>576</text:p>
          </table:table-cell>
          <table:table-cell ns41:value-type="float" table:style-name="ce25" office:value="533" office:value-type="float">
            <text:p>533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office:value="4" table:style-name="ce25" table:number-columns-repeated="2" office:value-type="float">
            <text:p>4</text:p>
          </table:table-cell>
          <table:table-cell table:style-name="ce25" table:number-columns-repeated="8"/>
          <table:table-cell table:formula="of:=SUM([.C23]+[.E23]+[.G23]+[.I23]+[.K23]+[.M23]+[.O23]+[.Q23]+[.S23]+[.U23]+[.W23]+[.Y23])" ns41:value-type="float" table:style-name="ce25" office:value-type="float" office:value="998">
            <text:p>998</text:p>
          </table:table-cell>
          <table:table-cell table:formula="of:=SUM([.D23]+[.F23]+[.H23]+[.J23]+[.L23]+[.N23]+[.P23]+[.R23]+[.T23]+[.V23]+[.X23]+[.Z23])" ns41:value-type="float" table:style-name="ce25" office:value-type="float" office:value="950">
            <text:p>95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Cothen</text:p>
          </table:table-cell>
          <table:table-cell table:style-name="ce6"/>
          <table:table-cell ns41:value-type="float" table:style-name="ce19" office:value="122" office:value-type="float">
            <text:p>122</text:p>
          </table:table-cell>
          <table:table-cell ns41:value-type="float" table:style-name="ce25" office:value="119" office:value-type="float">
            <text:p>119</text:p>
          </table:table-cell>
          <table:table-cell table:style-name="ce25" table:number-columns-repeated="12"/>
          <table:table-cell ns41:value-type="float" table:style-name="ce25" office:value="292" office:value-type="float">
            <text:p>292</text:p>
          </table:table-cell>
          <table:table-cell ns41:value-type="float" table:style-name="ce25" office:value="246" office:value-type="float">
            <text:p>246</text:p>
          </table:table-cell>
          <table:table-cell table:style-name="ce25" table:number-columns-repeated="8"/>
          <table:table-cell table:formula="of:=SUM([.C24]+[.E24]+[.G24]+[.I24]+[.K24]+[.M24]+[.O24]+[.Q24]+[.S24]+[.U24]+[.W24]+[.Y24])" ns41:value-type="float" table:style-name="ce25" office:value-type="float" office:value="414">
            <text:p>414</text:p>
          </table:table-cell>
          <table:table-cell table:formula="of:=SUM([.D24]+[.F24]+[.H24]+[.J24]+[.L24]+[.N24]+[.P24]+[.R24]+[.T24]+[.V24]+[.X24]+[.Z24])" ns41:value-type="float" table:style-name="ce25" office:value-type="float" office:value="365">
            <text:p>36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Doorn</text:p>
          </table:table-cell>
          <table:table-cell table:style-name="ce6"/>
          <table:table-cell ns41:value-type="float" table:style-name="ce19" office:value="662" office:value-type="float">
            <text:p>662</text:p>
          </table:table-cell>
          <table:table-cell ns41:value-type="float" table:style-name="ce25" office:value="612" office:value-type="float">
            <text:p>612</text:p>
          </table:table-cell>
          <table:table-cell ns41:value-type="float" office:value="4" table:style-name="ce25" table:number-columns-repeated="2" office:value-type="float">
            <text:p>4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7" office:value-type="float">
            <text:p>7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ns41:value-type="float" office:value="14" table:style-name="ce25" table:number-columns-repeated="2" office:value-type="float">
            <text:p>14</text:p>
          </table:table-cell>
          <table:table-cell table:style-name="ce25" table:number-columns-repeated="7"/>
          <table:table-cell ns41:value-type="float" table:style-name="ce25" office:value="2" office:value-type="float">
            <text:p>2</text:p>
          </table:table-cell>
          <table:table-cell table:formula="of:=SUM([.C25]+[.E25]+[.G25]+[.I25]+[.K25]+[.M25]+[.O25]+[.Q25]+[.S25]+[.U25]+[.W25]+[.Y25])" ns41:value-type="float" table:style-name="ce25" office:value-type="float" office:value="688">
            <text:p>688</text:p>
          </table:table-cell>
          <table:table-cell table:formula="of:=SUM([.D25]+[.F25]+[.H25]+[.J25]+[.L25]+[.N25]+[.P25]+[.R25]+[.T25]+[.V25]+[.X25]+[.Z25])" ns41:value-type="float" table:style-name="ce25" office:value-type="float" office:value="649">
            <text:p>64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Driebergen</text:p>
          </table:table-cell>
          <table:table-cell table:style-name="ce6"/>
          <table:table-cell ns41:value-type="float" table:style-name="ce19" office:value="935" office:value-type="float">
            <text:p>935</text:p>
          </table:table-cell>
          <table:table-cell ns41:value-type="float" table:style-name="ce25" office:value="901" office:value-type="float">
            <text:p>901</text:p>
          </table:table-cell>
          <table:table-cell table:style-name="ce25"/>
          <table:table-cell ns41:value-type="float" table:style-name="ce25" office:value="3" office:value-type="float">
            <text:p>3</text:p>
          </table:table-cell>
          <table:table-cell table:style-name="ce25"/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office:value="6" table:style-name="ce25" table:number-columns-repeated="2" office:value-type="float">
            <text:p>6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13" office:value-type="float">
            <text:p>13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ns41:value-type="float" table:style-name="ce25" office:value="200" office:value-type="float">
            <text:p>200</text:p>
          </table:table-cell>
          <table:table-cell ns41:value-type="float" table:style-name="ce25" office:value="151" office:value-type="float">
            <text:p>151</text:p>
          </table:table-cell>
          <table:table-cell ns41:value-type="float" office:value="1" table:style-name="ce25" table:number-columns-repeated="3" office:value-type="float">
            <text:p>1</text:p>
          </table:table-cell>
          <table:table-cell table:style-name="ce25" table:number-columns-repeated="3"/>
          <table:table-cell ns41:value-type="float" table:style-name="ce25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table:formula="of:=SUM([.C26]+[.E26]+[.G26]+[.I26]+[.K26]+[.M26]+[.O26]+[.Q26]+[.S26]+[.U26]+[.W26]+[.Y26])" ns41:value-type="float" table:style-name="ce25" office:value-type="float" office:value="1153">
            <text:p>1153</text:p>
          </table:table-cell>
          <table:table-cell table:formula="of:=SUM([.D26]+[.F26]+[.H26]+[.J26]+[.L26]+[.N26]+[.P26]+[.R26]+[.T26]+[.V26]+[.X26]+[.Z26])" ns41:value-type="float" table:style-name="ce25" office:value-type="float" office:value="1083">
            <text:p>108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Eemnes</text:p>
          </table:table-cell>
          <table:table-cell table:style-name="ce6"/>
          <table:table-cell ns41:value-type="float" table:style-name="ce19" office:value="249" office:value-type="float">
            <text:p>249</text:p>
          </table:table-cell>
          <table:table-cell ns41:value-type="float" table:style-name="ce25" office:value="235" office:value-type="float">
            <text:p>235</text:p>
          </table:table-cell>
          <table:table-cell table:style-name="ce25" table:number-columns-repeated="4"/>
          <table:table-cell ns41:value-type="float" table:style-name="ce25" office:value="3" office:value-type="float">
            <text:p>3</text:p>
          </table:table-cell>
          <table:table-cell ns41:value-type="float" table:style-name="ce25" office:value="6" office:value-type="float">
            <text:p>6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421" office:value-type="float">
            <text:p>421</text:p>
          </table:table-cell>
          <table:table-cell ns41:value-type="float" table:style-name="ce25" office:value="372" office:value-type="float">
            <text:p>372</text:p>
          </table:table-cell>
          <table:table-cell table:style-name="ce25" table:number-columns-repeated="8"/>
          <table:table-cell table:formula="of:=SUM([.C27]+[.E27]+[.G27]+[.I27]+[.K27]+[.M27]+[.O27]+[.Q27]+[.S27]+[.U27]+[.W27]+[.Y27])" ns41:value-type="float" table:style-name="ce25" office:value-type="float" office:value="674">
            <text:p>674</text:p>
          </table:table-cell>
          <table:table-cell table:formula="of:=SUM([.D27]+[.F27]+[.H27]+[.J27]+[.L27]+[.N27]+[.P27]+[.R27]+[.T27]+[.V27]+[.X27]+[.Z27])" ns41:value-type="float" table:style-name="ce25" office:value-type="float" office:value="613">
            <text:p>61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aarzuilens</text:p>
          </table:table-cell>
          <table:table-cell table:style-name="ce6"/>
          <table:table-cell ns41:value-type="float" table:style-name="ce19" office:value="10" office:value-type="float">
            <text:p>10</text:p>
          </table:table-cell>
          <table:table-cell ns41:value-type="float" table:style-name="ce25" office:value="9" office:value-type="float">
            <text:p>9</text:p>
          </table:table-cell>
          <table:table-cell table:style-name="ce25" table:number-columns-repeated="12"/>
          <table:table-cell ns41:value-type="float" table:style-name="ce25" office:value="183" office:value-type="float">
            <text:p>183</text:p>
          </table:table-cell>
          <table:table-cell ns41:value-type="float" table:style-name="ce25" office:value="174" office:value-type="float">
            <text:p>174</text:p>
          </table:table-cell>
          <table:table-cell table:style-name="ce25" table:number-columns-repeated="8"/>
          <table:table-cell table:formula="of:=SUM([.C28]+[.E28]+[.G28]+[.I28]+[.K28]+[.M28]+[.O28]+[.Q28]+[.S28]+[.U28]+[.W28]+[.Y28])" ns41:value-type="float" table:style-name="ce25" office:value-type="float" office:value="193">
            <text:p>193</text:p>
          </table:table-cell>
          <table:table-cell table:formula="of:=SUM([.D28]+[.F28]+[.H28]+[.J28]+[.L28]+[.N28]+[.P28]+[.R28]+[.T28]+[.V28]+[.X28]+[.Z28])" ns41:value-type="float" table:style-name="ce25" office:value-type="float" office:value="183">
            <text:p>18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armelen</text:p>
          </table:table-cell>
          <table:table-cell table:style-name="ce6"/>
          <table:table-cell ns41:value-type="float" table:style-name="ce19" office:value="361" office:value-type="float">
            <text:p>361</text:p>
          </table:table-cell>
          <table:table-cell ns41:value-type="float" table:style-name="ce25" office:value="385" office:value-type="float">
            <text:p>385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office:value="3" table:style-name="ce25" table:number-columns-repeated="2" office:value-type="float">
            <text:p>3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table:style-name="ce25" office:value="478" office:value-type="float">
            <text:p>478</text:p>
          </table:table-cell>
          <table:table-cell ns41:value-type="float" table:style-name="ce25" office:value="470" office:value-type="float">
            <text:p>470</text:p>
          </table:table-cell>
          <table:table-cell table:style-name="ce25" table:number-columns-repeated="8"/>
          <table:table-cell table:formula="of:=SUM([.C29]+[.E29]+[.G29]+[.I29]+[.K29]+[.M29]+[.O29]+[.Q29]+[.S29]+[.U29]+[.W29]+[.Y29])" ns41:value-type="float" table:style-name="ce25" office:value-type="float" office:value="843">
            <text:p>843</text:p>
          </table:table-cell>
          <table:table-cell table:formula="of:=SUM([.D29]+[.F29]+[.H29]+[.J29]+[.L29]+[.N29]+[.P29]+[.R29]+[.T29]+[.V29]+[.X29]+[.Z29])" ns41:value-type="float" table:style-name="ce25" office:value-type="float" office:value="859">
            <text:p>85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oenkoop</text:p>
          </table:table-cell>
          <table:table-cell table:style-name="ce6"/>
          <table:table-cell ns41:value-type="float" table:style-name="ce19" office:value="80" office:value-type="float">
            <text:p>80</text:p>
          </table:table-cell>
          <table:table-cell ns41:value-type="float" table:style-name="ce25" office:value="76" office:value-type="float">
            <text:p>76</text:p>
          </table:table-cell>
          <table:table-cell table:style-name="ce25" table:number-columns-repeated="12"/>
          <table:table-cell ns41:value-type="float" table:style-name="ce25" office:value="125" office:value-type="float">
            <text:p>125</text:p>
          </table:table-cell>
          <table:table-cell ns41:value-type="float" table:style-name="ce25" office:value="122" office:value-type="float">
            <text:p>122</text:p>
          </table:table-cell>
          <table:table-cell table:style-name="ce25" table:number-columns-repeated="8"/>
          <table:table-cell table:formula="of:=SUM([.C30]+[.E30]+[.G30]+[.I30]+[.K30]+[.M30]+[.O30]+[.Q30]+[.S30]+[.U30]+[.W30]+[.Y30])" ns41:value-type="float" table:style-name="ce25" office:value-type="float" office:value="205">
            <text:p>205</text:p>
          </table:table-cell>
          <table:table-cell table:formula="of:=SUM([.D30]+[.F30]+[.H30]+[.J30]+[.L30]+[.N30]+[.P30]+[.R30]+[.T30]+[.V30]+[.X30]+[.Z30])" ns41:value-type="float" table:style-name="ce25" office:value-type="float" office:value="198">
            <text:p>19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oogland</text:p>
          </table:table-cell>
          <table:table-cell table:style-name="ce6"/>
          <table:table-cell ns41:value-type="float" table:style-name="ce19" office:value="212" office:value-type="float">
            <text:p>212</text:p>
          </table:table-cell>
          <table:table-cell ns41:value-type="float" table:style-name="ce25" office:value="227" office:value-type="float">
            <text:p>227</text:p>
          </table:table-cell>
          <table:table-cell table:style-name="ce25" table:number-columns-repeated="4"/>
          <table:table-cell ns41:value-type="float" table:style-name="ce25" office:value="6" office:value-type="float">
            <text:p>6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5"/>
          <table:table-cell ns41:value-type="float" table:style-name="ce25" office:value="937" office:value-type="float">
            <text:p>937</text:p>
          </table:table-cell>
          <table:table-cell ns41:value-type="float" table:style-name="ce25" office:value="835" office:value-type="float">
            <text:p>835</text:p>
          </table:table-cell>
          <table:table-cell ns41:value-type="float" office:value="2" table:style-name="ce25" table:number-columns-repeated="2" office:value-type="float">
            <text:p>2</text:p>
          </table:table-cell>
          <table:table-cell table:style-name="ce25" table:number-columns-repeated="4"/>
          <table:table-cell ns41:value-type="float" table:style-name="ce25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table:formula="of:=SUM([.C31]+[.E31]+[.G31]+[.I31]+[.K31]+[.M31]+[.O31]+[.Q31]+[.S31]+[.U31]+[.W31]+[.Y31])" ns41:value-type="float" table:style-name="ce25" office:value-type="float" office:value="1161">
            <text:p>1161</text:p>
          </table:table-cell>
          <table:table-cell table:formula="of:=SUM([.D31]+[.F31]+[.H31]+[.J31]+[.L31]+[.N31]+[.P31]+[.R31]+[.T31]+[.V31]+[.X31]+[.Z31])" ns41:value-type="float" table:style-name="ce25" office:value-type="float" office:value="1070">
            <text:p>107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outen</text:p>
          </table:table-cell>
          <table:table-cell table:style-name="ce6"/>
          <table:table-cell ns41:value-type="float" table:style-name="ce19" office:value="307" office:value-type="float">
            <text:p>307</text:p>
          </table:table-cell>
          <table:table-cell ns41:value-type="float" table:style-name="ce25" office:value="306" office:value-type="float">
            <text:p>306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6"/>
          <table:table-cell ns41:value-type="float" table:style-name="ce25" office:value="1" office:value-type="float">
            <text:p>1</text:p>
          </table:table-cell>
          <table:table-cell table:style-name="ce25" table:number-columns-repeated="4"/>
          <table:table-cell ns41:value-type="float" table:style-name="ce25" office:value="563" office:value-type="float">
            <text:p>563</text:p>
          </table:table-cell>
          <table:table-cell ns41:value-type="float" table:style-name="ce25" office:value="535" office:value-type="float">
            <text:p>535</text:p>
          </table:table-cell>
          <table:table-cell table:style-name="ce25" table:number-columns-repeated="7"/>
          <table:table-cell ns41:value-type="float" table:style-name="ce25" office:value="1" office:value-type="float">
            <text:p>1</text:p>
          </table:table-cell>
          <table:table-cell table:formula="of:=SUM([.C32]+[.E32]+[.G32]+[.I32]+[.K32]+[.M32]+[.O32]+[.Q32]+[.S32]+[.U32]+[.W32]+[.Y32])" ns41:value-type="float" table:style-name="ce25" office:value-type="float" office:value="871">
            <text:p>871</text:p>
          </table:table-cell>
          <table:table-cell table:formula="of:=SUM([.D32]+[.F32]+[.H32]+[.J32]+[.L32]+[.N32]+[.P32]+[.R32]+[.T32]+[.V32]+[.X32]+[.Z32])" ns41:value-type="float" table:style-name="ce25" office:value-type="float" office:value="843">
            <text:p>84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Jaarsveld</text:p>
          </table:table-cell>
          <table:table-cell table:style-name="ce6"/>
          <table:table-cell ns41:value-type="float" table:style-name="ce19" office:value="658" office:value-type="float">
            <text:p>658</text:p>
          </table:table-cell>
          <table:table-cell ns41:value-type="float" table:style-name="ce25" office:value="593" office:value-type="float">
            <text:p>593</text:p>
          </table:table-cell>
          <table:table-cell table:style-name="ce25" table:number-columns-repeated="4"/>
          <table:table-cell ns41:value-type="float" table:style-name="ce25" office:value="17" office:value-type="float">
            <text:p>17</text:p>
          </table:table-cell>
          <table:table-cell ns41:value-type="float" table:style-name="ce25" office:value="15" office:value-type="float">
            <text:p>15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5" table:number-columns-repeated="4"/>
          <table:table-cell ns41:value-type="float" table:style-name="ce25" office:value="53" office:value-type="float">
            <text:p>53</text:p>
          </table:table-cell>
          <table:table-cell ns41:value-type="float" table:style-name="ce25" office:value="52" office:value-type="float">
            <text:p>52</text:p>
          </table:table-cell>
          <table:table-cell table:style-name="ce25" table:number-columns-repeated="8"/>
          <table:table-cell table:formula="of:=SUM([.C33]+[.E33]+[.G33]+[.I33]+[.K33]+[.M33]+[.O33]+[.Q33]+[.S33]+[.U33]+[.W33]+[.Y33])" ns41:value-type="float" table:style-name="ce25" office:value-type="float" office:value="728">
            <text:p>728</text:p>
          </table:table-cell>
          <table:table-cell table:formula="of:=SUM([.D33]+[.F33]+[.H33]+[.J33]+[.L33]+[.N33]+[.P33]+[.R33]+[.T33]+[.V33]+[.X33]+[.Z33])" ns41:value-type="float" table:style-name="ce25" office:value-type="float" office:value="661">
            <text:p>66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Jutphaas</text:p>
          </table:table-cell>
          <table:table-cell table:style-name="ce6"/>
          <table:table-cell ns41:value-type="float" table:style-name="ce19" office:value="618" office:value-type="float">
            <text:p>618</text:p>
          </table:table-cell>
          <table:table-cell ns41:value-type="float" table:style-name="ce25" office:value="645" office:value-type="float">
            <text:p>645</text:p>
          </table:table-cell>
          <table:table-cell table:style-name="ce25" table:number-columns-repeated="6"/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2" office:value-type="float">
            <text:p>2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645" office:value-type="float">
            <text:p>645</text:p>
          </table:table-cell>
          <table:table-cell ns41:value-type="float" table:style-name="ce25" office:value="620" office:value-type="float">
            <text:p>620</text:p>
          </table:table-cell>
          <table:table-cell table:style-name="ce25" table:number-columns-repeated="7"/>
          <table:table-cell ns41:value-type="float" table:style-name="ce25" office:value="1" office:value-type="float">
            <text:p>1</text:p>
          </table:table-cell>
          <table:table-cell table:formula="of:=SUM([.C34]+[.E34]+[.G34]+[.I34]+[.K34]+[.M34]+[.O34]+[.Q34]+[.S34]+[.U34]+[.W34]+[.Y34])" ns41:value-type="float" table:style-name="ce25" office:value-type="float" office:value="1267">
            <text:p>1267</text:p>
          </table:table-cell>
          <table:table-cell table:formula="of:=SUM([.D34]+[.F34]+[.H34]+[.J34]+[.L34]+[.N34]+[.P34]+[.R34]+[.T34]+[.V34]+[.X34]+[.Z34])" ns41:value-type="float" table:style-name="ce25" office:value-type="float" office:value="1266">
            <text:p>126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Kamerik</text:p>
          </table:table-cell>
          <table:table-cell table:style-name="ce6"/>
          <table:table-cell ns41:value-type="float" table:style-name="ce19" office:value="566" office:value-type="float">
            <text:p>566</text:p>
          </table:table-cell>
          <table:table-cell ns41:value-type="float" table:style-name="ce25" office:value="555" office:value-type="float">
            <text:p>555</text:p>
          </table:table-cell>
          <table:table-cell table:style-name="ce25" table:number-columns-repeated="4"/>
          <table:table-cell ns41:value-type="float" table:style-name="ce25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office:value="2" table:style-name="ce25" table:number-columns-repeated="2" office:value-type="float">
            <text:p>2</text:p>
          </table:table-cell>
          <table:table-cell table:style-name="ce25" table:number-columns-repeated="2"/>
          <table:table-cell ns41:value-type="float" table:style-name="ce25" office:value="278" office:value-type="float">
            <text:p>278</text:p>
          </table:table-cell>
          <table:table-cell ns41:value-type="float" table:style-name="ce25" office:value="262" office:value-type="float">
            <text:p>262</text:p>
          </table:table-cell>
          <table:table-cell table:style-name="ce25" table:number-columns-repeated="6"/>
          <table:table-cell ns41:value-type="float" office:value="1" table:style-name="ce25" table:number-columns-repeated="2" office:value-type="float">
            <text:p>1</text:p>
          </table:table-cell>
          <table:table-cell table:formula="of:=SUM([.C35]+[.E35]+[.G35]+[.I35]+[.K35]+[.M35]+[.O35]+[.Q35]+[.S35]+[.U35]+[.W35]+[.Y35])" ns41:value-type="float" table:style-name="ce25" office:value-type="float" office:value="850">
            <text:p>850</text:p>
          </table:table-cell>
          <table:table-cell table:formula="of:=SUM([.D35]+[.F35]+[.H35]+[.J35]+[.L35]+[.N35]+[.P35]+[.R35]+[.T35]+[.V35]+[.X35]+[.Z35])" ns41:value-type="float" table:style-name="ce25" office:value-type="float" office:value="821">
            <text:p>82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Kockengen</text:p>
          </table:table-cell>
          <table:table-cell table:style-name="ce6"/>
          <table:table-cell ns41:value-type="float" table:style-name="ce19" office:value="253" office:value-type="float">
            <text:p>253</text:p>
          </table:table-cell>
          <table:table-cell ns41:value-type="float" table:style-name="ce25" office:value="242" office:value-type="float">
            <text:p>242</text:p>
          </table:table-cell>
          <table:table-cell table:style-name="ce25" table:number-columns-repeated="3"/>
          <table:table-cell ns41:value-type="float" table:style-name="ce25" office:value="2" office:value-type="float">
            <text:p>2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45" office:value-type="float">
            <text:p>45</text:p>
          </table:table-cell>
          <table:table-cell table:style-name="ce25" table:number-columns-repeated="6"/>
          <table:table-cell ns41:value-type="float" table:style-name="ce25" office:value="113" office:value-type="float">
            <text:p>113</text:p>
          </table:table-cell>
          <table:table-cell ns41:value-type="float" table:style-name="ce25" office:value="117" office:value-type="float">
            <text:p>117</text:p>
          </table:table-cell>
          <table:table-cell table:style-name="ce25" table:number-columns-repeated="6"/>
          <table:table-cell ns41:value-type="float" office:value="2" table:style-name="ce25" table:number-columns-repeated="2" office:value-type="float">
            <text:p>2</text:p>
          </table:table-cell>
          <table:table-cell table:formula="of:=SUM([.C36]+[.E36]+[.G36]+[.I36]+[.K36]+[.M36]+[.O36]+[.Q36]+[.S36]+[.U36]+[.W36]+[.Y36])" ns41:value-type="float" table:style-name="ce25" office:value-type="float" office:value="398">
            <text:p>398</text:p>
          </table:table-cell>
          <table:table-cell table:formula="of:=SUM([.D36]+[.F36]+[.H36]+[.J36]+[.L36]+[.N36]+[.P36]+[.R36]+[.T36]+[.V36]+[.X36]+[.Z36])" ns41:value-type="float" table:style-name="ce25" office:value-type="float" office:value="408">
            <text:p>40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Laagnieuwkoop</text:p>
          </table:table-cell>
          <table:table-cell table:style-name="ce6"/>
          <table:table-cell ns41:value-type="float" table:style-name="ce19" office:value="95" office:value-type="float">
            <text:p>95</text:p>
          </table:table-cell>
          <table:table-cell ns41:value-type="float" table:style-name="ce25" office:value="81" office:value-type="float">
            <text:p>81</text:p>
          </table:table-cell>
          <table:table-cell table:style-name="ce25" table:number-columns-repeated="4"/>
          <table:table-cell ns41:value-type="float" table:style-name="ce25" office:value="4" office:value-type="float">
            <text:p>4</text:p>
          </table:table-cell>
          <table:table-cell ns41:value-type="float" table:style-name="ce25" office:value="5" office:value-type="float">
            <text:p>5</text:p>
          </table:table-cell>
          <table:table-cell table:style-name="ce25" table:number-columns-repeated="6"/>
          <table:table-cell ns41:value-type="float" table:style-name="ce25" office:value="123" office:value-type="float">
            <text:p>123</text:p>
          </table:table-cell>
          <table:table-cell ns41:value-type="float" table:style-name="ce25" office:value="124" office:value-type="float">
            <text:p>124</text:p>
          </table:table-cell>
          <table:table-cell table:style-name="ce25" table:number-columns-repeated="8"/>
          <table:table-cell table:formula="of:=SUM([.C37]+[.E37]+[.G37]+[.I37]+[.K37]+[.M37]+[.O37]+[.Q37]+[.S37]+[.U37]+[.W37]+[.Y37])" ns41:value-type="float" table:style-name="ce25" office:value-type="float" office:value="222">
            <text:p>222</text:p>
          </table:table-cell>
          <table:table-cell table:formula="of:=SUM([.D37]+[.F37]+[.H37]+[.J37]+[.L37]+[.N37]+[.P37]+[.R37]+[.T37]+[.V37]+[.X37]+[.Z37])" ns41:value-type="float" table:style-name="ce25" office:value-type="float" office:value="210">
            <text:p>21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Langbroek</text:p>
          </table:table-cell>
          <table:table-cell table:style-name="ce6"/>
          <table:table-cell ns41:value-type="float" table:style-name="ce19" office:value="468" office:value-type="float">
            <text:p>468</text:p>
          </table:table-cell>
          <table:table-cell ns41:value-type="float" table:style-name="ce25" office:value="413" office:value-type="float">
            <text:p>413</text:p>
          </table:table-cell>
          <table:table-cell table:style-name="ce25" table:number-columns-repeated="5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table:style-name="ce25" office:value="144" office:value-type="float">
            <text:p>144</text:p>
          </table:table-cell>
          <table:table-cell ns41:value-type="float" table:style-name="ce25" office:value="125" office:value-type="float">
            <text:p>125</text:p>
          </table:table-cell>
          <table:table-cell table:style-name="ce25" table:number-columns-repeated="8"/>
          <table:table-cell table:formula="of:=SUM([.C38]+[.E38]+[.G38]+[.I38]+[.K38]+[.M38]+[.O38]+[.Q38]+[.S38]+[.U38]+[.W38]+[.Y38])" ns41:value-type="float" table:style-name="ce25" office:value-type="float" office:value="612">
            <text:p>612</text:p>
          </table:table-cell>
          <table:table-cell table:formula="of:=SUM([.D38]+[.F38]+[.H38]+[.J38]+[.L38]+[.N38]+[.P38]+[.R38]+[.T38]+[.V38]+[.X38]+[.Z38])" ns41:value-type="float" table:style-name="ce25" office:value-type="float" office:value="540">
            <text:p>54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Leersum</text:p>
          </table:table-cell>
          <table:table-cell table:style-name="ce6"/>
          <table:table-cell ns41:value-type="float" table:style-name="ce19" office:value="661" office:value-type="float">
            <text:p>661</text:p>
          </table:table-cell>
          <table:table-cell ns41:value-type="float" table:style-name="ce25" office:value="570" office:value-type="float">
            <text:p>570</text:p>
          </table:table-cell>
          <table:table-cell table:style-name="ce25" table:number-columns-repeated="12"/>
          <table:table-cell ns41:value-type="float" table:style-name="ce25" office:value="15" office:value-type="float">
            <text:p>15</text:p>
          </table:table-cell>
          <table:table-cell ns41:value-type="float" table:style-name="ce25" office:value="14" office:value-type="float">
            <text:p>14</text:p>
          </table:table-cell>
          <table:table-cell table:style-name="ce25" table:number-columns-repeated="8"/>
          <table:table-cell table:formula="of:=SUM([.C39]+[.E39]+[.G39]+[.I39]+[.K39]+[.M39]+[.O39]+[.Q39]+[.S39]+[.U39]+[.W39]+[.Y39])" ns41:value-type="float" table:style-name="ce25" office:value-type="float" office:value="676">
            <text:p>676</text:p>
          </table:table-cell>
          <table:table-cell table:formula="of:=SUM([.D39]+[.F39]+[.H39]+[.J39]+[.L39]+[.N39]+[.P39]+[.R39]+[.T39]+[.V39]+[.X39]+[.Z39])" ns41:value-type="float" table:style-name="ce25" office:value-type="float" office:value="584">
            <text:p>58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Leusden</text:p>
          </table:table-cell>
          <table:table-cell table:style-name="ce6"/>
          <table:table-cell ns41:value-type="float" table:style-name="ce19" office:value="472" office:value-type="float">
            <text:p>472</text:p>
          </table:table-cell>
          <table:table-cell ns41:value-type="float" table:style-name="ce25" office:value="435" office:value-type="float">
            <text:p>435</text:p>
          </table:table-cell>
          <table:table-cell table:style-name="ce25" table:number-columns-repeated="4"/>
          <table:table-cell ns41:value-type="float" table:style-name="ce25" office:value="4" office:value-type="float">
            <text:p>4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4"/>
          <table:table-cell ns41:value-type="float" table:style-name="ce25" office:value="438" office:value-type="float">
            <text:p>438</text:p>
          </table:table-cell>
          <table:table-cell ns41:value-type="float" table:style-name="ce25" office:value="360" office:value-type="float">
            <text:p>360</text:p>
          </table:table-cell>
          <table:table-cell table:style-name="ce25" table:number-columns-repeated="7"/>
          <table:table-cell ns41:value-type="float" table:style-name="ce25" office:value="1" office:value-type="float">
            <text:p>1</text:p>
          </table:table-cell>
          <table:table-cell table:formula="of:=SUM([.C40]+[.E40]+[.G40]+[.I40]+[.K40]+[.M40]+[.O40]+[.Q40]+[.S40]+[.U40]+[.W40]+[.Y40])" ns41:value-type="float" table:style-name="ce25" office:value-type="float" office:value="915">
            <text:p>915</text:p>
          </table:table-cell>
          <table:table-cell table:formula="of:=SUM([.D40]+[.F40]+[.H40]+[.J40]+[.L40]+[.N40]+[.P40]+[.R40]+[.T40]+[.V40]+[.X40]+[.Z40])" ns41:value-type="float" table:style-name="ce25" office:value-type="float" office:value="801">
            <text:p>80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Linschoten</text:p>
          </table:table-cell>
          <table:table-cell table:style-name="ce6"/>
          <table:table-cell ns41:value-type="float" table:style-name="ce19" office:value="435" office:value-type="float">
            <text:p>435</text:p>
          </table:table-cell>
          <table:table-cell ns41:value-type="float" table:style-name="ce25" office:value="431" office:value-type="float">
            <text:p>431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4" office:value-type="float">
            <text:p>4</text:p>
          </table:table-cell>
          <table:table-cell table:style-name="ce25" table:number-columns-repeated="7"/>
          <table:table-cell ns41:value-type="float" table:style-name="ce25" office:value="253" office:value-type="float">
            <text:p>253</text:p>
          </table:table-cell>
          <table:table-cell ns41:value-type="float" table:style-name="ce25" office:value="248" office:value-type="float">
            <text:p>248</text:p>
          </table:table-cell>
          <table:table-cell table:style-name="ce25" table:number-columns-repeated="8"/>
          <table:table-cell table:formula="of:=SUM([.C41]+[.E41]+[.G41]+[.I41]+[.K41]+[.M41]+[.O41]+[.Q41]+[.S41]+[.U41]+[.W41]+[.Y41])" ns41:value-type="float" table:style-name="ce25" office:value-type="float" office:value="693">
            <text:p>693</text:p>
          </table:table-cell>
          <table:table-cell table:formula="of:=SUM([.D41]+[.F41]+[.H41]+[.J41]+[.L41]+[.N41]+[.P41]+[.R41]+[.T41]+[.V41]+[.X41]+[.Z41])" ns41:value-type="float" table:style-name="ce25" office:value-type="float" office:value="679">
            <text:p>67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Loenen</text:p>
          </table:table-cell>
          <table:table-cell table:style-name="ce6"/>
          <table:table-cell ns41:value-type="float" table:style-name="ce19" office:value="406" office:value-type="float">
            <text:p>406</text:p>
          </table:table-cell>
          <table:table-cell ns41:value-type="float" table:style-name="ce25" office:value="451" office:value-type="float">
            <text:p>451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10" office:value-type="float">
            <text:p>10</text:p>
          </table:table-cell>
          <table:table-cell table:style-name="ce25"/>
          <table:table-cell ns41:value-type="float" table:style-name="ce25" office:value="5" office:value-type="float">
            <text:p>5</text:p>
          </table:table-cell>
          <table:table-cell ns41:value-type="float" table:style-name="ce25" office:value="143" office:value-type="float">
            <text:p>143</text:p>
          </table:table-cell>
          <table:table-cell ns41:value-type="float" table:style-name="ce25" office:value="188" office:value-type="float">
            <text:p>188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2"/>
          <table:table-cell table:formula="of:=SUM([.C42]+[.E42]+[.G42]+[.I42]+[.K42]+[.M42]+[.O42]+[.Q42]+[.S42]+[.U42]+[.W42]+[.Y42])" ns41:value-type="float" table:style-name="ce25" office:value-type="float" office:value="572">
            <text:p>572</text:p>
          </table:table-cell>
          <table:table-cell table:formula="of:=SUM([.D42]+[.F42]+[.H42]+[.J42]+[.L42]+[.N42]+[.P42]+[.R42]+[.T42]+[.V42]+[.X42]+[.Z42])" ns41:value-type="float" table:style-name="ce25" office:value-type="float" office:value="670">
            <text:p>67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Loenersloot</text:p>
          </table:table-cell>
          <table:table-cell table:style-name="ce6"/>
          <table:table-cell ns41:value-type="float" table:style-name="ce19" office:value="134" office:value-type="float">
            <text:p>134</text:p>
          </table:table-cell>
          <table:table-cell ns41:value-type="float" table:style-name="ce25" office:value="138" office:value-type="float">
            <text:p>138</text:p>
          </table:table-cell>
          <table:table-cell table:style-name="ce25" table:number-columns-repeated="2"/>
          <table:table-cell ns41:value-type="float" table:style-name="ce25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3" office:value-type="float">
            <text:p>13</text:p>
          </table:table-cell>
          <table:table-cell table:style-name="ce25" table:number-columns-repeated="3"/>
          <table:table-cell ns41:value-type="float" table:style-name="ce25" office:value="2" office:value-type="float">
            <text:p>2</text:p>
          </table:table-cell>
          <table:table-cell table:style-name="ce25" table:number-columns-repeated="2"/>
          <table:table-cell ns41:value-type="float" table:style-name="ce25" office:value="80" office:value-type="float">
            <text:p>80</text:p>
          </table:table-cell>
          <table:table-cell ns41:value-type="float" table:style-name="ce25" office:value="83" office:value-type="float">
            <text:p>83</text:p>
          </table:table-cell>
          <table:table-cell table:style-name="ce25" table:number-columns-repeated="8"/>
          <table:table-cell table:formula="of:=SUM([.C43]+[.E43]+[.G43]+[.I43]+[.K43]+[.M43]+[.O43]+[.Q43]+[.S43]+[.U43]+[.W43]+[.Y43])" ns41:value-type="float" table:style-name="ce25" office:value-type="float" office:value="231">
            <text:p>231</text:p>
          </table:table-cell>
          <table:table-cell table:formula="of:=SUM([.D43]+[.F43]+[.H43]+[.J43]+[.L43]+[.N43]+[.P43]+[.R43]+[.T43]+[.V43]+[.X43]+[.Z43])" ns41:value-type="float" table:style-name="ce25" office:value-type="float" office:value="238">
            <text:p>23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Loosdrecht</text:p>
          </table:table-cell>
          <table:table-cell table:style-name="ce6"/>
          <table:table-cell ns41:value-type="float" table:style-name="ce19" office:value="1253" office:value-type="float">
            <text:p>1253</text:p>
          </table:table-cell>
          <table:table-cell ns41:value-type="float" table:style-name="ce25" office:value="1100" office:value-type="float">
            <text:p>1100</text:p>
          </table:table-cell>
          <table:table-cell table:style-name="ce25"/>
          <table:table-cell ns41:value-type="float" office:value="1" table:style-name="ce25" table:number-columns-repeated="2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12" office:value-type="float">
            <text:p>112</text:p>
          </table:table-cell>
          <table:table-cell ns41:value-type="float" table:style-name="ce25" office:value="128" office:value-type="float">
            <text:p>128</text:p>
          </table:table-cell>
          <table:table-cell table:style-name="ce25" table:number-columns-repeated="2"/>
          <table:table-cell ns41:value-type="float" table:style-name="ce25" office:value="6" office:value-type="float">
            <text:p>6</text:p>
          </table:table-cell>
          <table:table-cell ns41:value-type="float" table:style-name="ce25" office:value="10" office:value-type="float">
            <text:p>10</text:p>
          </table:table-cell>
          <table:table-cell table:style-name="ce25" table:number-columns-repeated="2"/>
          <table:table-cell ns41:value-type="float" table:style-name="ce25" office:value="150" office:value-type="float">
            <text:p>150</text:p>
          </table:table-cell>
          <table:table-cell ns41:value-type="float" table:style-name="ce25" office:value="113" office:value-type="float">
            <text:p>113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4"/>
          <table:table-cell table:formula="of:=SUM([.C44]+[.E44]+[.G44]+[.I44]+[.K44]+[.M44]+[.O44]+[.Q44]+[.S44]+[.U44]+[.W44]+[.Y44])" ns41:value-type="float" table:style-name="ce25" office:value-type="float" office:value="1523">
            <text:p>1523</text:p>
          </table:table-cell>
          <table:table-cell table:formula="of:=SUM([.D44]+[.F44]+[.H44]+[.J44]+[.L44]+[.N44]+[.P44]+[.R44]+[.T44]+[.V44]+[.X44]+[.Z44])" ns41:value-type="float" table:style-name="ce25" office:value-type="float" office:value="1357">
            <text:p>135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Lopik</text:p>
          </table:table-cell>
          <table:table-cell table:style-name="ce6"/>
          <table:table-cell ns41:value-type="float" table:style-name="ce19" office:value="454" office:value-type="float">
            <text:p>454</text:p>
          </table:table-cell>
          <table:table-cell ns41:value-type="float" table:style-name="ce25" office:value="408" office:value-type="float">
            <text:p>408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1" office:value-type="float">
            <text:p>21</text:p>
          </table:table-cell>
          <table:table-cell table:style-name="ce25" table:number-columns-repeated="2"/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2"/>
          <table:table-cell ns41:value-type="float" table:style-name="ce25" office:value="314" office:value-type="float">
            <text:p>314</text:p>
          </table:table-cell>
          <table:table-cell ns41:value-type="float" table:style-name="ce25" office:value="286" office:value-type="float">
            <text:p>286</text:p>
          </table:table-cell>
          <table:table-cell table:style-name="ce25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2"/>
          <table:table-cell ns41:value-type="float" table:style-name="ce25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table:formula="of:=SUM([.C45]+[.E45]+[.G45]+[.I45]+[.K45]+[.M45]+[.O45]+[.Q45]+[.S45]+[.U45]+[.W45]+[.Y45])" ns41:value-type="float" table:style-name="ce25" office:value-type="float" office:value="792">
            <text:p>792</text:p>
          </table:table-cell>
          <table:table-cell table:formula="of:=SUM([.D45]+[.F45]+[.H45]+[.J45]+[.L45]+[.N45]+[.P45]+[.R45]+[.T45]+[.V45]+[.X45]+[.Z45])" ns41:value-type="float" table:style-name="ce25" office:value-type="float" office:value="721">
            <text:p>72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Maarn</text:p>
          </table:table-cell>
          <table:table-cell table:style-name="ce6"/>
          <table:table-cell ns41:value-type="float" table:style-name="ce19" office:value="370" office:value-type="float">
            <text:p>370</text:p>
          </table:table-cell>
          <table:table-cell ns41:value-type="float" table:style-name="ce25" office:value="319" office:value-type="float">
            <text:p>319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6"/>
          <table:table-cell ns41:value-type="float" table:style-name="ce25" office:value="1" office:value-type="float">
            <text:p>1</text:p>
          </table:table-cell>
          <table:table-cell table:style-name="ce25" table:number-columns-repeated="4"/>
          <table:table-cell ns41:value-type="float" table:style-name="ce25" office:value="2" office:value-type="float">
            <text:p>2</text:p>
          </table:table-cell>
          <table:table-cell table:style-name="ce25" table:number-columns-repeated="9"/>
          <table:table-cell table:formula="of:=SUM([.C46]+[.E46]+[.G46]+[.I46]+[.K46]+[.M46]+[.O46]+[.Q46]+[.S46]+[.U46]+[.W46]+[.Y46])" ns41:value-type="float" table:style-name="ce25" office:value-type="float" office:value="373">
            <text:p>373</text:p>
          </table:table-cell>
          <table:table-cell table:formula="of:=SUM([.D46]+[.F46]+[.H46]+[.J46]+[.L46]+[.N46]+[.P46]+[.R46]+[.T46]+[.V46]+[.X46]+[.Z46])" ns41:value-type="float" table:style-name="ce25" office:value-type="float" office:value="320">
            <text:p>32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Maarssen</text:p>
          </table:table-cell>
          <table:table-cell table:style-name="ce6"/>
          <table:table-cell ns41:value-type="float" table:style-name="ce19" office:value="533" office:value-type="float">
            <text:p>533</text:p>
          </table:table-cell>
          <table:table-cell ns41:value-type="float" table:style-name="ce25" office:value="624" office:value-type="float">
            <text:p>624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5" office:value-type="float">
            <text:p>5</text:p>
          </table:table-cell>
          <table:table-cell ns41:value-type="float" office:value="3" table:style-name="ce25" table:number-columns-repeated="2" office:value-type="float">
            <text:p>3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6" office:value-type="float">
            <text:p>6</text:p>
          </table:table-cell>
          <table:table-cell table:style-name="ce25" table:number-columns-repeated="2"/>
          <table:table-cell ns41:value-type="float" table:style-name="ce25" office:value="330" office:value-type="float">
            <text:p>330</text:p>
          </table:table-cell>
          <table:table-cell ns41:value-type="float" table:style-name="ce25" office:value="338" office:value-type="float">
            <text:p>338</text:p>
          </table:table-cell>
          <table:table-cell table:style-name="ce25" table:number-columns-repeated="2"/>
          <table:table-cell ns41:value-type="float" table:style-name="ce25" office:value="6" office:value-type="float">
            <text:p>6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2"/>
          <table:table-cell ns41:value-type="float" office:value="1" table:style-name="ce25" table:number-columns-repeated="2" office:value-type="float">
            <text:p>1</text:p>
          </table:table-cell>
          <table:table-cell table:formula="of:=SUM([.C47]+[.E47]+[.G47]+[.I47]+[.K47]+[.M47]+[.O47]+[.Q47]+[.S47]+[.U47]+[.W47]+[.Y47])" ns41:value-type="float" table:style-name="ce25" office:value-type="float" office:value="888">
            <text:p>888</text:p>
          </table:table-cell>
          <table:table-cell table:formula="of:=SUM([.D47]+[.F47]+[.H47]+[.J47]+[.L47]+[.N47]+[.P47]+[.R47]+[.T47]+[.V47]+[.X47]+[.Z47])" ns41:value-type="float" table:style-name="ce25" office:value-type="float" office:value="999">
            <text:p>99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18" office:value-type="float">
            <text:p>118</text:p>
          </table:table-cell>
          <table:table-cell ns41:value-type="float" table:style-name="ce43" office:value="119" office:value-type="float">
            <text:p>119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Maarsseveen</text:p>
          </table:table-cell>
          <table:table-cell table:style-name="ce6"/>
          <table:table-cell ns41:value-type="float" table:style-name="ce19" office:value="471" office:value-type="float">
            <text:p>471</text:p>
          </table:table-cell>
          <table:table-cell ns41:value-type="float" table:style-name="ce25" office:value="493" office:value-type="float">
            <text:p>493</text:p>
          </table:table-cell>
          <table:table-cell table:style-name="ce25"/>
          <table:table-cell ns41:value-type="float" table:style-name="ce25" office:value="4" office:value-type="float">
            <text:p>4</text:p>
          </table:table-cell>
          <table:table-cell table:style-name="ce25" table:number-columns-repeated="2"/>
          <table:table-cell ns41:value-type="float" table:style-name="ce25" office:value="3" office:value-type="float">
            <text:p>3</text:p>
          </table:table-cell>
          <table:table-cell ns41:value-type="float" table:style-name="ce25" office:value="4" office:value-type="float">
            <text:p>4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5" office:value-type="float">
            <text:p>5</text:p>
          </table:table-cell>
          <table:table-cell ns41:value-type="float" office:value="3" table:style-name="ce25" table:number-columns-repeated="2" office:value-type="float">
            <text:p>3</text:p>
          </table:table-cell>
          <table:table-cell ns41:value-type="float" table:style-name="ce25" office:value="149" office:value-type="float">
            <text:p>149</text:p>
          </table:table-cell>
          <table:table-cell ns41:value-type="float" table:style-name="ce25" office:value="160" office:value-type="float">
            <text:p>160</text:p>
          </table:table-cell>
          <table:table-cell table:style-name="ce25" table:number-columns-repeated="2"/>
          <table:table-cell ns41:value-type="float" table:style-name="ce25" office:value="17" office:value-type="float">
            <text:p>17</text:p>
          </table:table-cell>
          <table:table-cell ns41:value-type="float" table:style-name="ce25" office:value="19" office:value-type="float">
            <text:p>19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table:formula="of:=SUM([.C48]+[.E48]+[.G48]+[.I48]+[.K48]+[.M48]+[.O48]+[.Q48]+[.S48]+[.U48]+[.W48]+[.Y48])" ns41:value-type="float" table:style-name="ce25" office:value-type="float" office:value="647">
            <text:p>647</text:p>
          </table:table-cell>
          <table:table-cell table:formula="of:=SUM([.D48]+[.F48]+[.H48]+[.J48]+[.L48]+[.N48]+[.P48]+[.R48]+[.T48]+[.V48]+[.X48]+[.Z48])" ns41:value-type="float" table:style-name="ce25" office:value-type="float" office:value="692">
            <text:p>69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Maartensdijk</text:p>
          </table:table-cell>
          <table:table-cell table:style-name="ce6"/>
          <table:table-cell ns41:value-type="float" table:style-name="ce19" office:value="937" office:value-type="float">
            <text:p>937</text:p>
          </table:table-cell>
          <table:table-cell ns41:value-type="float" table:style-name="ce25" office:value="841" office:value-type="float">
            <text:p>841</text:p>
          </table:table-cell>
          <table:table-cell table:style-name="ce25" table:number-columns-repeated="4"/>
          <table:table-cell ns41:value-type="float" table:style-name="ce25" office:value="9" office:value-type="float">
            <text:p>9</text:p>
          </table:table-cell>
          <table:table-cell ns41:value-type="float" table:style-name="ce25" office:value="6" office:value-type="float">
            <text:p>6</text:p>
          </table:table-cell>
          <table:table-cell table:style-name="ce25"/>
          <table:table-cell ns41:value-type="float" table:style-name="ce25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2"/>
          <table:table-cell ns41:value-type="float" table:style-name="ce25" office:value="135" office:value-type="float">
            <text:p>135</text:p>
          </table:table-cell>
          <table:table-cell ns41:value-type="float" table:style-name="ce25" office:value="145" office:value-type="float">
            <text:p>145</text:p>
          </table:table-cell>
          <table:table-cell table:style-name="ce25" table:number-columns-repeated="6"/>
          <table:table-cell ns41:value-type="float" table:style-name="ce25" office:value="1" office:value-type="float">
            <text:p>1</text:p>
          </table:table-cell>
          <table:table-cell table:style-name="ce25"/>
          <table:table-cell table:formula="of:=SUM([.C49]+[.E49]+[.G49]+[.I49]+[.K49]+[.M49]+[.O49]+[.Q49]+[.S49]+[.U49]+[.W49]+[.Y49])" ns41:value-type="float" table:style-name="ce25" office:value-type="float" office:value="1083">
            <text:p>1083</text:p>
          </table:table-cell>
          <table:table-cell table:formula="of:=SUM([.D49]+[.F49]+[.H49]+[.J49]+[.L49]+[.N49]+[.P49]+[.R49]+[.T49]+[.V49]+[.X49]+[.Z49])" ns41:value-type="float" table:style-name="ce25" office:value-type="float" office:value="997">
            <text:p>99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Montfoort</text:p>
          </table:table-cell>
          <table:table-cell table:style-name="ce6"/>
          <table:table-cell ns41:value-type="float" table:style-name="ce19" office:value="221" office:value-type="float">
            <text:p>221</text:p>
          </table:table-cell>
          <table:table-cell ns41:value-type="float" table:style-name="ce25" office:value="254" office:value-type="float">
            <text:p>254</text:p>
          </table:table-cell>
          <table:table-cell table:style-name="ce25" table:number-columns-repeated="5"/>
          <table:table-cell ns41:value-type="float" table:style-name="ce25" office:value="3" office:value-type="float">
            <text:p>3</text:p>
          </table:table-cell>
          <table:table-cell table:style-name="ce25" table:number-columns-repeated="2"/>
          <table:table-cell ns41:value-type="float" table:style-name="ce25" office:value="3" office:value-type="float">
            <text:p>3</text:p>
          </table:table-cell>
          <table:table-cell ns41:value-type="float" table:style-name="ce25" office:value="5" office:value-type="float">
            <text:p>5</text:p>
          </table:table-cell>
          <table:table-cell table:style-name="ce25" table:number-columns-repeated="2"/>
          <table:table-cell ns41:value-type="float" table:style-name="ce25" office:value="653" office:value-type="float">
            <text:p>653</text:p>
          </table:table-cell>
          <table:table-cell ns41:value-type="float" table:style-name="ce25" office:value="749" office:value-type="float">
            <text:p>749</text:p>
          </table:table-cell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5" office:value-type="float">
            <text:p>5</text:p>
          </table:table-cell>
          <table:table-cell ns41:value-type="float" table:style-name="ce25" office:value="4" office:value-type="float">
            <text:p>4</text:p>
          </table:table-cell>
          <table:table-cell table:style-name="ce25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formula="of:=SUM([.C50]+[.E50]+[.G50]+[.I50]+[.K50]+[.M50]+[.O50]+[.Q50]+[.S50]+[.U50]+[.W50]+[.Y50])" ns41:value-type="float" table:style-name="ce25" office:value-type="float" office:value="885">
            <text:p>885</text:p>
          </table:table-cell>
          <table:table-cell table:formula="of:=SUM([.D50]+[.F50]+[.H50]+[.J50]+[.L50]+[.N50]+[.P50]+[.R50]+[.T50]+[.V50]+[.X50]+[.Z50])" ns41:value-type="float" table:style-name="ce25" office:value-type="float" office:value="1016">
            <text:p>101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Mijdrecht</text:p>
          </table:table-cell>
          <table:table-cell table:style-name="ce6"/>
          <table:table-cell ns41:value-type="float" table:style-name="ce19" office:value="979" office:value-type="float">
            <text:p>979</text:p>
          </table:table-cell>
          <table:table-cell ns41:value-type="float" table:style-name="ce25" office:value="965" office:value-type="float">
            <text:p>965</text:p>
          </table:table-cell>
          <table:table-cell table:style-name="ce25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842" office:value-type="float">
            <text:p>842</text:p>
          </table:table-cell>
          <table:table-cell ns41:value-type="float" table:style-name="ce25" office:value="885" office:value-type="float">
            <text:p>885</text:p>
          </table:table-cell>
          <table:table-cell table:style-name="ce25" table:number-columns-repeated="2"/>
          <table:table-cell ns41:value-type="float" table:style-name="ce25" office:value="25" office:value-type="float">
            <text:p>25</text:p>
          </table:table-cell>
          <table:table-cell ns41:value-type="float" table:style-name="ce25" office:value="27" office:value-type="float">
            <text:p>27</text:p>
          </table:table-cell>
          <table:table-cell table:style-name="ce25" table:number-columns-repeated="4"/>
          <table:table-cell table:formula="of:=SUM([.C51]+[.E51]+[.G51]+[.I51]+[.K51]+[.M51]+[.O51]+[.Q51]+[.S51]+[.U51]+[.W51]+[.Y51])" ns41:value-type="float" table:style-name="ce25" office:value-type="float" office:value="1883">
            <text:p>1883</text:p>
          </table:table-cell>
          <table:table-cell table:formula="of:=SUM([.D51]+[.F51]+[.H51]+[.J51]+[.L51]+[.N51]+[.P51]+[.R51]+[.T51]+[.V51]+[.X51]+[.Z51])" ns41:value-type="float" table:style-name="ce25" office:value-type="float" office:value="1919">
            <text:p>191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Nigtevecht</text:p>
          </table:table-cell>
          <table:table-cell table:style-name="ce6"/>
          <table:table-cell ns41:value-type="float" table:style-name="ce19" office:value="199" office:value-type="float">
            <text:p>199</text:p>
          </table:table-cell>
          <table:table-cell ns41:value-type="float" table:style-name="ce25" office:value="223" office:value-type="float">
            <text:p>223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9" office:value-type="float">
            <text:p>9</text:p>
          </table:table-cell>
          <table:table-cell ns41:value-type="float" table:style-name="ce25" office:value="4" office:value-type="float">
            <text:p>4</text:p>
          </table:table-cell>
          <table:table-cell table:style-name="ce25" table:number-columns-repeated="2"/>
          <table:table-cell ns41:value-type="float" table:style-name="ce25" office:value="3" office:value-type="float">
            <text:p>3</text:p>
          </table:table-cell>
          <table:table-cell ns41:value-type="float" office:value="1" table:style-name="ce25" table:number-columns-repeated="3" office:value-type="float">
            <text:p>1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7" office:value-type="float">
            <text:p>17</text:p>
          </table:table-cell>
          <table:table-cell table:style-name="ce25" table:number-columns-repeated="6"/>
          <table:table-cell ns41:value-type="float" table:style-name="ce25" office:value="1" office:value-type="float">
            <text:p>1</text:p>
          </table:table-cell>
          <table:table-cell table:style-name="ce25"/>
          <table:table-cell table:formula="of:=SUM([.C52]+[.E52]+[.G52]+[.I52]+[.K52]+[.M52]+[.O52]+[.Q52]+[.S52]+[.U52]+[.W52]+[.Y52])" ns41:value-type="float" table:style-name="ce25" office:value-type="float" office:value="226">
            <text:p>226</text:p>
          </table:table-cell>
          <table:table-cell table:formula="of:=SUM([.D52]+[.F52]+[.H52]+[.J52]+[.L52]+[.N52]+[.P52]+[.R52]+[.T52]+[.V52]+[.X52]+[.Z52])" ns41:value-type="float" table:style-name="ce25" office:value-type="float" office:value="246">
            <text:p>24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Odijk</text:p>
          </table:table-cell>
          <table:table-cell table:style-name="ce6"/>
          <table:table-cell ns41:value-type="float" table:style-name="ce19" office:value="58" office:value-type="float">
            <text:p>58</text:p>
          </table:table-cell>
          <table:table-cell ns41:value-type="float" table:style-name="ce25" office:value="56" office:value-type="float">
            <text:p>56</text:p>
          </table:table-cell>
          <table:table-cell table:style-name="ce25" table:number-columns-repeated="12"/>
          <table:table-cell ns41:value-type="float" table:style-name="ce25" office:value="149" office:value-type="float">
            <text:p>149</text:p>
          </table:table-cell>
          <table:table-cell ns41:value-type="float" table:style-name="ce25" office:value="151" office:value-type="float">
            <text:p>151</text:p>
          </table:table-cell>
          <table:table-cell table:style-name="ce25" table:number-columns-repeated="8"/>
          <table:table-cell table:formula="of:=SUM([.C53]+[.E53]+[.G53]+[.I53]+[.K53]+[.M53]+[.O53]+[.Q53]+[.S53]+[.U53]+[.W53]+[.Y53])" ns41:value-type="float" table:style-name="ce25" office:value-type="float" office:value="207">
            <text:p>207</text:p>
          </table:table-cell>
          <table:table-cell table:formula="of:=SUM([.D53]+[.F53]+[.H53]+[.J53]+[.L53]+[.N53]+[.P53]+[.R53]+[.T53]+[.V53]+[.X53]+[.Z53])" ns41:value-type="float" table:style-name="ce25" office:value-type="float" office:value="207">
            <text:p>20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Ouderijn</text:p>
          </table:table-cell>
          <table:table-cell table:style-name="ce6"/>
          <table:table-cell ns41:value-type="float" table:style-name="ce19" office:value="142" office:value-type="float">
            <text:p>142</text:p>
          </table:table-cell>
          <table:table-cell ns41:value-type="float" table:style-name="ce25" office:value="141" office:value-type="float">
            <text:p>141</text:p>
          </table:table-cell>
          <table:table-cell table:style-name="ce25" table:number-columns-repeated="9"/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table:style-name="ce25" office:value="130" office:value-type="float">
            <text:p>130</text:p>
          </table:table-cell>
          <table:table-cell ns41:value-type="float" table:style-name="ce25" office:value="126" office:value-type="float">
            <text:p>126</text:p>
          </table:table-cell>
          <table:table-cell table:style-name="ce25" table:number-columns-repeated="8"/>
          <table:table-cell table:formula="of:=SUM([.C54]+[.E54]+[.G54]+[.I54]+[.K54]+[.M54]+[.O54]+[.Q54]+[.S54]+[.U54]+[.W54]+[.Y54])" ns41:value-type="float" table:style-name="ce25" office:value-type="float" office:value="272">
            <text:p>272</text:p>
          </table:table-cell>
          <table:table-cell table:formula="of:=SUM([.D54]+[.F54]+[.H54]+[.J54]+[.L54]+[.N54]+[.P54]+[.R54]+[.T54]+[.V54]+[.X54]+[.Z54])" ns41:value-type="float" table:style-name="ce25" office:value-type="float" office:value="268">
            <text:p>26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Polsbroek</text:p>
          </table:table-cell>
          <table:table-cell table:style-name="ce6"/>
          <table:table-cell ns41:value-type="float" table:style-name="ce19" office:value="311" office:value-type="float">
            <text:p>311</text:p>
          </table:table-cell>
          <table:table-cell ns41:value-type="float" table:style-name="ce25" office:value="356" office:value-type="float">
            <text:p>356</text:p>
          </table:table-cell>
          <table:table-cell table:style-name="ce25" table:number-columns-repeated="5"/>
          <table:table-cell ns41:value-type="float" table:style-name="ce25" office:value="1" office:value-type="float">
            <text:p>1</text:p>
          </table:table-cell>
          <table:table-cell table:style-name="ce25" table:number-columns-repeated="6"/>
          <table:table-cell ns41:value-type="float" table:style-name="ce25" office:value="122" office:value-type="float">
            <text:p>122</text:p>
          </table:table-cell>
          <table:table-cell ns41:value-type="float" table:style-name="ce25" office:value="125" office:value-type="float">
            <text:p>125</text:p>
          </table:table-cell>
          <table:table-cell table:style-name="ce25" table:number-columns-repeated="8"/>
          <table:table-cell table:formula="of:=SUM([.C55]+[.E55]+[.G55]+[.I55]+[.K55]+[.M55]+[.O55]+[.Q55]+[.S55]+[.U55]+[.W55]+[.Y55])" ns41:value-type="float" table:style-name="ce25" office:value-type="float" office:value="433">
            <text:p>433</text:p>
          </table:table-cell>
          <table:table-cell table:formula="of:=SUM([.D55]+[.F55]+[.H55]+[.J55]+[.L55]+[.N55]+[.P55]+[.R55]+[.T55]+[.V55]+[.X55]+[.Z55])" ns41:value-type="float" table:style-name="ce25" office:value-type="float" office:value="482">
            <text:p>48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Renswoude</text:p>
          </table:table-cell>
          <table:table-cell table:style-name="ce6"/>
          <table:table-cell ns41:value-type="float" table:style-name="ce19" office:value="556" office:value-type="float">
            <text:p>556</text:p>
          </table:table-cell>
          <table:table-cell ns41:value-type="float" table:style-name="ce25" office:value="556" office:value-type="float">
            <text:p>556</text:p>
          </table:table-cell>
          <table:table-cell table:style-name="ce25" table:number-columns-repeated="12"/>
          <table:table-cell ns41:value-type="float" table:style-name="ce25" office:value="5" office:value-type="float">
            <text:p>5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8"/>
          <table:table-cell table:formula="of:=SUM([.C56]+[.E56]+[.G56]+[.I56]+[.K56]+[.M56]+[.O56]+[.Q56]+[.S56]+[.U56]+[.W56]+[.Y56])" ns41:value-type="float" table:style-name="ce25" office:value-type="float" office:value="561">
            <text:p>561</text:p>
          </table:table-cell>
          <table:table-cell table:formula="of:=SUM([.D56]+[.F56]+[.H56]+[.J56]+[.L56]+[.N56]+[.P56]+[.R56]+[.T56]+[.V56]+[.X56]+[.Z56])" ns41:value-type="float" table:style-name="ce25" office:value-type="float" office:value="558">
            <text:p>55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Rhenen</text:p>
          </table:table-cell>
          <table:table-cell table:style-name="ce6"/>
          <table:table-cell ns41:value-type="float" table:style-name="ce19" office:value="2273" office:value-type="float">
            <text:p>2273</text:p>
          </table:table-cell>
          <table:table-cell ns41:value-type="float" table:style-name="ce25" office:value="2064" office:value-type="float">
            <text:p>2064</text:p>
          </table:table-cell>
          <table:table-cell table:style-name="ce25"/>
          <table:table-cell ns41:value-type="float" table:style-name="ce25" office:value="6" office:value-type="float">
            <text:p>6</text:p>
          </table:table-cell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29" office:value-type="float">
            <text:p>29</text:p>
          </table:table-cell>
          <table:table-cell table:style-name="ce25" table:number-columns-repeated="2"/>
          <table:table-cell ns41:value-type="float" office:value="18" table:style-name="ce25" table:number-columns-repeated="2" office:value-type="float">
            <text:p>18</text:p>
          </table:table-cell>
          <table:table-cell table:style-name="ce25" table:number-columns-repeated="2"/>
          <table:table-cell ns41:value-type="float" office:value="5" table:style-name="ce25" table:number-columns-repeated="2" office:value-type="float">
            <text:p>5</text:p>
          </table:table-cell>
          <table:table-cell table:formula="of:=SUM([.C57]+[.E57]+[.G57]+[.I57]+[.K57]+[.M57]+[.O57]+[.Q57]+[.S57]+[.U57]+[.W57]+[.Y57])" ns41:value-type="float" table:style-name="ce25" office:value-type="float" office:value="2343">
            <text:p>2343</text:p>
          </table:table-cell>
          <table:table-cell table:formula="of:=SUM([.D57]+[.F57]+[.H57]+[.J57]+[.L57]+[.N57]+[.P57]+[.R57]+[.T57]+[.V57]+[.X57]+[.Z57])" ns41:value-type="float" table:style-name="ce25" office:value-type="float" office:value="2140">
            <text:p>214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Ruwiel</text:p>
          </table:table-cell>
          <table:table-cell table:style-name="ce6"/>
          <table:table-cell ns41:value-type="float" table:style-name="ce19" office:value="147" office:value-type="float">
            <text:p>147</text:p>
          </table:table-cell>
          <table:table-cell ns41:value-type="float" table:style-name="ce25" office:value="152" office:value-type="float">
            <text:p>152</text:p>
          </table:table-cell>
          <table:table-cell table:style-name="ce25" table:number-columns-repeated="4"/>
          <table:table-cell ns41:value-type="float" table:style-name="ce25" office:value="4" office:value-type="float">
            <text:p>4</text:p>
          </table:table-cell>
          <table:table-cell ns41:value-type="float" table:style-name="ce25" office:value="6" office:value-type="float">
            <text:p>6</text:p>
          </table:table-cell>
          <table:table-cell table:style-name="ce25" table:number-columns-repeated="2"/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2"/>
          <table:table-cell ns41:value-type="float" table:style-name="ce25" office:value="73" office:value-type="float">
            <text:p>73</text:p>
          </table:table-cell>
          <table:table-cell ns41:value-type="float" table:style-name="ce25" office:value="71" office:value-type="float">
            <text:p>71</text:p>
          </table:table-cell>
          <table:table-cell table:style-name="ce25" table:number-columns-repeated="8"/>
          <table:table-cell table:formula="of:=SUM([.C58]+[.E58]+[.G58]+[.I58]+[.K58]+[.M58]+[.O58]+[.Q58]+[.S58]+[.U58]+[.W58]+[.Y58])" ns41:value-type="float" table:style-name="ce25" office:value-type="float" office:value="225">
            <text:p>225</text:p>
          </table:table-cell>
          <table:table-cell table:formula="of:=SUM([.D58]+[.F58]+[.H58]+[.J58]+[.L58]+[.N58]+[.P58]+[.R58]+[.T58]+[.V58]+[.X58]+[.Z58])" ns41:value-type="float" table:style-name="ce25" office:value-type="float" office:value="230">
            <text:p>23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Rijsenburg</text:p>
          </table:table-cell>
          <table:table-cell table:style-name="ce6"/>
          <table:table-cell ns41:value-type="float" table:style-name="ce19" office:value="68" office:value-type="float">
            <text:p>68</text:p>
          </table:table-cell>
          <table:table-cell ns41:value-type="float" table:style-name="ce25" office:value="62" office:value-type="float">
            <text:p>62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5" table:number-columns-repeated="8"/>
          <table:table-cell ns41:value-type="float" table:style-name="ce25" office:value="146" office:value-type="float">
            <text:p>146</text:p>
          </table:table-cell>
          <table:table-cell ns41:value-type="float" table:style-name="ce25" office:value="161" office:value-type="float">
            <text:p>161</text:p>
          </table:table-cell>
          <table:table-cell table:style-name="ce25" table:number-columns-repeated="8"/>
          <table:table-cell table:formula="of:=SUM([.C59]+[.E59]+[.G59]+[.I59]+[.K59]+[.M59]+[.O59]+[.Q59]+[.S59]+[.U59]+[.W59]+[.Y59])" ns41:value-type="float" table:style-name="ce25" office:value-type="float" office:value="214">
            <text:p>214</text:p>
          </table:table-cell>
          <table:table-cell table:formula="of:=SUM([.D59]+[.F59]+[.H59]+[.J59]+[.L59]+[.N59]+[.P59]+[.R59]+[.T59]+[.V59]+[.X59]+[.Z59])" ns41:value-type="float" table:style-name="ce25" office:value-type="float" office:value="225">
            <text:p>22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chalkwijk</text:p>
          </table:table-cell>
          <table:table-cell table:style-name="ce6"/>
          <table:table-cell ns41:value-type="float" table:style-name="ce19" office:value="93" office:value-type="float">
            <text:p>93</text:p>
          </table:table-cell>
          <table:table-cell ns41:value-type="float" table:style-name="ce25" office:value="89" office:value-type="float">
            <text:p>89</text:p>
          </table:table-cell>
          <table:table-cell table:style-name="ce25" table:number-columns-repeated="12"/>
          <table:table-cell ns41:value-type="float" table:style-name="ce25" office:value="529" office:value-type="float">
            <text:p>529</text:p>
          </table:table-cell>
          <table:table-cell ns41:value-type="float" table:style-name="ce25" office:value="496" office:value-type="float">
            <text:p>496</text:p>
          </table:table-cell>
          <table:table-cell table:style-name="ce25" table:number-columns-repeated="8"/>
          <table:table-cell table:formula="of:=SUM([.C60]+[.E60]+[.G60]+[.I60]+[.K60]+[.M60]+[.O60]+[.Q60]+[.S60]+[.U60]+[.W60]+[.Y60])" ns41:value-type="float" table:style-name="ce25" office:value-type="float" office:value="622">
            <text:p>622</text:p>
          </table:table-cell>
          <table:table-cell table:formula="of:=SUM([.D60]+[.F60]+[.H60]+[.J60]+[.L60]+[.N60]+[.P60]+[.R60]+[.T60]+[.V60]+[.X60]+[.Z60])" ns41:value-type="float" table:style-name="ce25" office:value-type="float" office:value="585">
            <text:p>58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nelrewaard</text:p>
          </table:table-cell>
          <table:table-cell table:style-name="ce6"/>
          <table:table-cell ns41:value-type="float" table:style-name="ce19" office:value="87" office:value-type="float">
            <text:p>87</text:p>
          </table:table-cell>
          <table:table-cell ns41:value-type="float" table:style-name="ce25" office:value="92" office:value-type="float">
            <text:p>92</text:p>
          </table:table-cell>
          <table:table-cell table:style-name="ce25" table:number-columns-repeated="12"/>
          <table:table-cell ns41:value-type="float" table:style-name="ce25" office:value="150" office:value-type="float">
            <text:p>150</text:p>
          </table:table-cell>
          <table:table-cell ns41:value-type="float" table:style-name="ce25" office:value="159" office:value-type="float">
            <text:p>159</text:p>
          </table:table-cell>
          <table:table-cell table:style-name="ce25" table:number-columns-repeated="6"/>
          <table:table-cell ns41:value-type="float" table:style-name="ce25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table:formula="of:=SUM([.C61]+[.E61]+[.G61]+[.I61]+[.K61]+[.M61]+[.O61]+[.Q61]+[.S61]+[.U61]+[.W61]+[.Y61])" ns41:value-type="float" table:style-name="ce25" office:value-type="float" office:value="240">
            <text:p>240</text:p>
          </table:table-cell>
          <table:table-cell table:formula="of:=SUM([.D61]+[.F61]+[.H61]+[.J61]+[.L61]+[.N61]+[.P61]+[.R61]+[.T61]+[.V61]+[.X61]+[.Z61])" ns41:value-type="float" table:style-name="ce25" office:value-type="float" office:value="252">
            <text:p>25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oest</text:p>
          </table:table-cell>
          <table:table-cell table:style-name="ce6"/>
          <table:table-cell ns41:value-type="float" table:style-name="ce19" office:value="667" office:value-type="float">
            <text:p>667</text:p>
          </table:table-cell>
          <table:table-cell ns41:value-type="float" table:style-name="ce25" office:value="623" office:value-type="float">
            <text:p>623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18" office:value-type="float">
            <text:p>18</text:p>
          </table:table-cell>
          <table:table-cell table:style-name="ce25" table:number-columns-repeated="2"/>
          <table:table-cell ns41:value-type="float" office:value="7" table:style-name="ce25" table:number-columns-repeated="2" office:value-type="float">
            <text:p>7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1136" office:value-type="float">
            <text:p>1136</text:p>
          </table:table-cell>
          <table:table-cell ns41:value-type="float" table:style-name="ce25" office:value="1117" office:value-type="float">
            <text:p>1117</text:p>
          </table:table-cell>
          <table:table-cell table:style-name="ce25" table:number-columns-repeated="8"/>
          <table:table-cell table:formula="of:=SUM([.C62]+[.E62]+[.G62]+[.I62]+[.K62]+[.M62]+[.O62]+[.Q62]+[.S62]+[.U62]+[.W62]+[.Y62])" ns41:value-type="float" table:style-name="ce25" office:value-type="float" office:value="1832">
            <text:p>1832</text:p>
          </table:table-cell>
          <table:table-cell table:formula="of:=SUM([.D62]+[.F62]+[.H62]+[.J62]+[.L62]+[.N62]+[.P62]+[.R62]+[.T62]+[.V62]+[.X62]+[.Z62])" ns41:value-type="float" table:style-name="ce25" office:value-type="float" office:value="1774">
            <text:p>177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touitenburg</text:p>
          </table:table-cell>
          <table:table-cell table:style-name="ce6"/>
          <table:table-cell ns41:value-type="float" table:style-name="ce19" office:value="96" office:value-type="float">
            <text:p>96</text:p>
          </table:table-cell>
          <table:table-cell ns41:value-type="float" table:style-name="ce25" office:value="79" office:value-type="float">
            <text:p>79</text:p>
          </table:table-cell>
          <table:table-cell table:style-name="ce25" table:number-columns-repeated="9"/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table:style-name="ce25" office:value="332" office:value-type="float">
            <text:p>332</text:p>
          </table:table-cell>
          <table:table-cell ns41:value-type="float" table:style-name="ce25" office:value="303" office:value-type="float">
            <text:p>303</text:p>
          </table:table-cell>
          <table:table-cell table:style-name="ce25" table:number-columns-repeated="8"/>
          <table:table-cell table:formula="of:=SUM([.C63]+[.E63]+[.G63]+[.I63]+[.K63]+[.M63]+[.O63]+[.Q63]+[.S63]+[.U63]+[.W63]+[.Y63])" ns41:value-type="float" table:style-name="ce25" office:value-type="float" office:value="428">
            <text:p>428</text:p>
          </table:table-cell>
          <table:table-cell table:formula="of:=SUM([.D63]+[.F63]+[.H63]+[.J63]+[.L63]+[.N63]+[.P63]+[.R63]+[.T63]+[.V63]+[.X63]+[.Z63])" ns41:value-type="float" table:style-name="ce25" office:value-type="float" office:value="383">
            <text:p>38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Tienhoven</text:p>
          </table:table-cell>
          <table:table-cell table:style-name="ce6"/>
          <table:table-cell ns41:value-type="float" table:style-name="ce19" office:value="224" office:value-type="float">
            <text:p>224</text:p>
          </table:table-cell>
          <table:table-cell ns41:value-type="float" table:style-name="ce25" office:value="187" office:value-type="float">
            <text:p>187</text:p>
          </table:table-cell>
          <table:table-cell table:style-name="ce25" table:number-columns-repeated="4"/>
          <table:table-cell ns41:value-type="float" table:style-name="ce25" office:value="4" office:value-type="float">
            <text:p>4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5"/>
          <table:table-cell ns41:value-type="float" table:style-name="ce25" office:value="1" office:value-type="float">
            <text:p>1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19" office:value-type="float">
            <text:p>19</text:p>
          </table:table-cell>
          <table:table-cell table:style-name="ce25" table:number-columns-repeated="8"/>
          <table:table-cell table:formula="of:=SUM([.C64]+[.E64]+[.G64]+[.I64]+[.K64]+[.M64]+[.O64]+[.Q64]+[.S64]+[.U64]+[.W64]+[.Y64])" ns41:value-type="float" table:style-name="ce25" office:value-type="float" office:value="253">
            <text:p>253</text:p>
          </table:table-cell>
          <table:table-cell table:formula="of:=SUM([.D64]+[.F64]+[.H64]+[.J64]+[.L64]+[.N64]+[.P64]+[.R64]+[.T64]+[.V64]+[.X64]+[.Z64])" ns41:value-type="float" table:style-name="ce25" office:value-type="float" office:value="209">
            <text:p>20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Tull en 't Waal</text:p>
          </table:table-cell>
          <table:table-cell table:style-name="ce6"/>
          <table:table-cell ns41:value-type="float" table:style-name="ce19" office:value="131" office:value-type="float">
            <text:p>131</text:p>
          </table:table-cell>
          <table:table-cell ns41:value-type="float" table:style-name="ce25" office:value="105" office:value-type="float">
            <text:p>105</text:p>
          </table:table-cell>
          <table:table-cell ns41:value-type="float" table:style-name="ce25" office:value="1" office:value-type="float">
            <text:p>1</text:p>
          </table:table-cell>
          <table:table-cell table:style-name="ce25" table:number-columns-repeated="6"/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3"/>
          <table:table-cell ns41:value-type="float" table:style-name="ce25" office:value="175" office:value-type="float">
            <text:p>175</text:p>
          </table:table-cell>
          <table:table-cell ns41:value-type="float" table:style-name="ce25" office:value="185" office:value-type="float">
            <text:p>185</text:p>
          </table:table-cell>
          <table:table-cell table:style-name="ce25" table:number-columns-repeated="8"/>
          <table:table-cell table:formula="of:=SUM([.C65]+[.E65]+[.G65]+[.I65]+[.K65]+[.M65]+[.O65]+[.Q65]+[.S65]+[.U65]+[.W65]+[.Y65])" ns41:value-type="float" table:style-name="ce25" office:value-type="float" office:value="308">
            <text:p>308</text:p>
          </table:table-cell>
          <table:table-cell table:formula="of:=SUM([.D65]+[.F65]+[.H65]+[.J65]+[.L65]+[.N65]+[.P65]+[.R65]+[.T65]+[.V65]+[.X65]+[.Z65])" ns41:value-type="float" table:style-name="ce25" office:value-type="float" office:value="291">
            <text:p>29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Veenendaal</text:p>
          </table:table-cell>
          <table:table-cell table:style-name="ce6"/>
          <table:table-cell ns41:value-type="float" table:style-name="ce19" office:value="1933" office:value-type="float">
            <text:p>1933</text:p>
          </table:table-cell>
          <table:table-cell ns41:value-type="float" table:style-name="ce25" office:value="1885" office:value-type="float">
            <text:p>1885</text:p>
          </table:table-cell>
          <table:table-cell table:style-name="ce25" table:number-columns-repeated="4"/>
          <table:table-cell ns41:value-type="float" table:style-name="ce25" office:value="7" office:value-type="float">
            <text:p>7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61" office:value-type="float">
            <text:p>61</text:p>
          </table:table-cell>
          <table:table-cell ns41:value-type="float" table:style-name="ce25" office:value="51" office:value-type="float">
            <text:p>51</text:p>
          </table:table-cell>
          <table:table-cell table:style-name="ce25" table:number-columns-repeated="2"/>
          <table:table-cell ns41:value-type="float" table:style-name="ce25" office:value="33" office:value-type="float">
            <text:p>33</text:p>
          </table:table-cell>
          <table:table-cell ns41:value-type="float" table:style-name="ce25" office:value="42" office:value-type="float">
            <text:p>42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/>
          <table:table-cell table:formula="of:=SUM([.C66]+[.E66]+[.G66]+[.I66]+[.K66]+[.M66]+[.O66]+[.Q66]+[.S66]+[.U66]+[.W66]+[.Y66])" ns41:value-type="float" table:style-name="ce25" office:value-type="float" office:value="2037">
            <text:p>2037</text:p>
          </table:table-cell>
          <table:table-cell table:formula="of:=SUM([.D66]+[.F66]+[.H66]+[.J66]+[.L66]+[.N66]+[.P66]+[.R66]+[.T66]+[.V66]+[.X66]+[.Z66])" ns41:value-type="float" table:style-name="ce25" office:value-type="float" office:value="1993">
            <text:p>199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6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Veldhuizen</text:p>
          </table:table-cell>
          <table:table-cell table:style-name="ce6"/>
          <table:table-cell ns41:value-type="float" table:style-name="ce19" office:value="64" office:value-type="float">
            <text:p>64</text:p>
          </table:table-cell>
          <table:table-cell ns41:value-type="float" table:style-name="ce25" office:value="72" office:value-type="float">
            <text:p>72</text:p>
          </table:table-cell>
          <table:table-cell table:style-name="ce25" table:number-columns-repeated="12"/>
          <table:table-cell ns41:value-type="float" table:style-name="ce25" office:value="126" office:value-type="float">
            <text:p>126</text:p>
          </table:table-cell>
          <table:table-cell ns41:value-type="float" table:style-name="ce25" office:value="108" office:value-type="float">
            <text:p>108</text:p>
          </table:table-cell>
          <table:table-cell table:style-name="ce25" table:number-columns-repeated="8"/>
          <table:table-cell table:formula="of:=SUM([.C67]+[.E67]+[.G67]+[.I67]+[.K67]+[.M67]+[.O67]+[.Q67]+[.S67]+[.U67]+[.W67]+[.Y67])" ns41:value-type="float" table:style-name="ce25" office:value-type="float" office:value="190">
            <text:p>190</text:p>
          </table:table-cell>
          <table:table-cell table:formula="of:=SUM([.D67]+[.F67]+[.H67]+[.J67]+[.L67]+[.N67]+[.P67]+[.R67]+[.T67]+[.V67]+[.X67]+[.Z67])" ns41:value-type="float" table:style-name="ce25" office:value-type="float" office:value="180">
            <text:p>18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Vinkeveen en Waverveen</text:p>
          </table:table-cell>
          <table:table-cell table:style-name="ce6"/>
          <table:table-cell ns41:value-type="float" table:style-name="ce19" office:value="617" office:value-type="float">
            <text:p>617</text:p>
          </table:table-cell>
          <table:table-cell ns41:value-type="float" table:style-name="ce25" office:value="576" office:value-type="float">
            <text:p>576</text:p>
          </table:table-cell>
          <table:table-cell table:style-name="ce25" table:number-columns-repeated="2"/>
          <table:table-cell ns41:value-type="float" office:value="1" table:style-name="ce25" table:number-columns-repeated="2" office:value-type="float">
            <text:p>1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7" office:value-type="float">
            <text:p>7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3"/>
          <table:table-cell ns41:value-type="float" table:style-name="ce25" office:value="953" office:value-type="float">
            <text:p>953</text:p>
          </table:table-cell>
          <table:table-cell ns41:value-type="float" table:style-name="ce25" office:value="950" office:value-type="float">
            <text:p>950</text:p>
          </table:table-cell>
          <table:table-cell table:style-name="ce25" table:number-columns-repeated="6"/>
          <table:table-cell ns41:value-type="float" table:style-name="ce25" office:value="6" office:value-type="float">
            <text:p>6</text:p>
          </table:table-cell>
          <table:table-cell ns41:value-type="float" table:style-name="ce25" office:value="1" office:value-type="float">
            <text:p>1</text:p>
          </table:table-cell>
          <table:table-cell table:formula="of:=SUM([.C68]+[.E68]+[.G68]+[.I68]+[.K68]+[.M68]+[.O68]+[.Q68]+[.S68]+[.U68]+[.W68]+[.Y68])" ns41:value-type="float" table:style-name="ce25" office:value-type="float" office:value="1597">
            <text:p>1597</text:p>
          </table:table-cell>
          <table:table-cell table:formula="of:=SUM([.D68]+[.F68]+[.H68]+[.J68]+[.L68]+[.N68]+[.P68]+[.R68]+[.T68]+[.V68]+[.X68]+[.Z68])" ns41:value-type="float" table:style-name="ce25" office:value-type="float" office:value="1543">
            <text:p>154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Vleuten</text:p>
          </table:table-cell>
          <table:table-cell table:style-name="ce6"/>
          <table:table-cell ns41:value-type="float" table:style-name="ce19" office:value="222" office:value-type="float">
            <text:p>222</text:p>
          </table:table-cell>
          <table:table-cell ns41:value-type="float" table:style-name="ce25" office:value="227" office:value-type="float">
            <text:p>227</text:p>
          </table:table-cell>
          <table:table-cell table:style-name="ce25" table:number-columns-repeated="4"/>
          <table:table-cell ns41:value-type="float" table:style-name="ce25" office:value="5" office:value-type="float">
            <text:p>5</text:p>
          </table:table-cell>
          <table:table-cell ns41:value-type="float" table:style-name="ce25" office:value="6" office:value-type="float">
            <text:p>6</text:p>
          </table:table-cell>
          <table:table-cell table:style-name="ce25" table:number-columns-repeated="6"/>
          <table:table-cell ns41:value-type="float" table:style-name="ce25" office:value="419" office:value-type="float">
            <text:p>419</text:p>
          </table:table-cell>
          <table:table-cell ns41:value-type="float" table:style-name="ce25" office:value="392" office:value-type="float">
            <text:p>392</text:p>
          </table:table-cell>
          <table:table-cell table:style-name="ce25" table:number-columns-repeated="8"/>
          <table:table-cell table:formula="of:=SUM([.C69]+[.E69]+[.G69]+[.I69]+[.K69]+[.M69]+[.O69]+[.Q69]+[.S69]+[.U69]+[.W69]+[.Y69])" ns41:value-type="float" table:style-name="ce25" office:value-type="float" office:value="646">
            <text:p>646</text:p>
          </table:table-cell>
          <table:table-cell table:formula="of:=SUM([.D69]+[.F69]+[.H69]+[.J69]+[.L69]+[.N69]+[.P69]+[.R69]+[.T69]+[.V69]+[.X69]+[.Z69])" ns41:value-type="float" table:style-name="ce25" office:value-type="float" office:value="625">
            <text:p>62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Vreeland</text:p>
          </table:table-cell>
          <table:table-cell table:style-name="ce6"/>
          <table:table-cell ns41:value-type="float" table:style-name="ce19" office:value="274" office:value-type="float">
            <text:p>274</text:p>
          </table:table-cell>
          <table:table-cell ns41:value-type="float" table:style-name="ce25" office:value="327" office:value-type="float">
            <text:p>327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2"/>
          <table:table-cell ns41:value-type="float" table:style-name="ce25" office:value="11" office:value-type="float">
            <text:p>11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2" office:value-type="float">
            <text:p>2</text:p>
          </table:table-cell>
          <table:table-cell table:style-name="ce25"/>
          <table:table-cell ns41:value-type="float" table:style-name="ce25" office:value="6" office:value-type="float">
            <text:p>6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63" office:value-type="float">
            <text:p>63</text:p>
          </table:table-cell>
          <table:table-cell ns41:value-type="float" table:style-name="ce25" office:value="53" office:value-type="float">
            <text:p>53</text:p>
          </table:table-cell>
          <table:table-cell table:style-name="ce25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table:style-name="ce25"/>
          <table:table-cell table:formula="of:=SUM([.C70]+[.E70]+[.G70]+[.I70]+[.K70]+[.M70]+[.O70]+[.Q70]+[.S70]+[.U70]+[.W70]+[.Y70])" ns41:value-type="float" table:style-name="ce25" office:value-type="float" office:value="367">
            <text:p>367</text:p>
          </table:table-cell>
          <table:table-cell table:formula="of:=SUM([.D70]+[.F70]+[.H70]+[.J70]+[.L70]+[.N70]+[.P70]+[.R70]+[.T70]+[.V70]+[.X70]+[.Z70])" ns41:value-type="float" table:style-name="ce25" office:value-type="float" office:value="413">
            <text:p>41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Vreeswijk</text:p>
          </table:table-cell>
          <table:table-cell table:style-name="ce6"/>
          <table:table-cell ns41:value-type="float" table:style-name="ce19" office:value="404" office:value-type="float">
            <text:p>404</text:p>
          </table:table-cell>
          <table:table-cell ns41:value-type="float" table:style-name="ce25" office:value="429" office:value-type="float">
            <text:p>429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5"/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table:style-name="ce25" office:value="282" office:value-type="float">
            <text:p>282</text:p>
          </table:table-cell>
          <table:table-cell ns41:value-type="float" table:style-name="ce25" office:value="258" office:value-type="float">
            <text:p>258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4"/>
          <table:table-cell table:formula="of:=SUM([.C71]+[.E71]+[.G71]+[.I71]+[.K71]+[.M71]+[.O71]+[.Q71]+[.S71]+[.U71]+[.W71]+[.Y71])" ns41:value-type="float" table:style-name="ce25" office:value-type="float" office:value="690">
            <text:p>690</text:p>
          </table:table-cell>
          <table:table-cell table:formula="of:=SUM([.D71]+[.F71]+[.H71]+[.J71]+[.L71]+[.N71]+[.P71]+[.R71]+[.T71]+[.V71]+[.X71]+[.Z71])" ns41:value-type="float" table:style-name="ce25" office:value-type="float" office:value="693">
            <text:p>69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erkhoven</text:p>
          </table:table-cell>
          <table:table-cell table:style-name="ce6"/>
          <table:table-cell ns41:value-type="float" table:style-name="ce19" office:value="165" office:value-type="float">
            <text:p>165</text:p>
          </table:table-cell>
          <table:table-cell ns41:value-type="float" table:style-name="ce25" office:value="143" office:value-type="float">
            <text:p>143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5" table:number-columns-repeated="10"/>
          <table:table-cell ns41:value-type="float" table:style-name="ce25" office:value="329" office:value-type="float">
            <text:p>329</text:p>
          </table:table-cell>
          <table:table-cell ns41:value-type="float" table:style-name="ce25" office:value="294" office:value-type="float">
            <text:p>294</text:p>
          </table:table-cell>
          <table:table-cell table:style-name="ce25" table:number-columns-repeated="8"/>
          <table:table-cell table:formula="of:=SUM([.C72]+[.E72]+[.G72]+[.I72]+[.K72]+[.M72]+[.O72]+[.Q72]+[.S72]+[.U72]+[.W72]+[.Y72])" ns41:value-type="float" table:style-name="ce25" office:value-type="float" office:value="494">
            <text:p>494</text:p>
          </table:table-cell>
          <table:table-cell table:formula="of:=SUM([.D72]+[.F72]+[.H72]+[.J72]+[.L72]+[.N72]+[.P72]+[.R72]+[.T72]+[.V72]+[.X72]+[.Z72])" ns41:value-type="float" table:style-name="ce25" office:value-type="float" office:value="438">
            <text:p>43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estbroek</text:p>
          </table:table-cell>
          <table:table-cell table:style-name="ce6"/>
          <table:table-cell ns41:value-type="float" table:style-name="ce19" office:value="340" office:value-type="float">
            <text:p>340</text:p>
          </table:table-cell>
          <table:table-cell ns41:value-type="float" table:style-name="ce25" office:value="330" office:value-type="float">
            <text:p>330</text:p>
          </table:table-cell>
          <table:table-cell table:style-name="ce25" table:number-columns-repeated="4"/>
          <table:table-cell ns41:value-type="float" table:style-name="ce25" office:value="56" office:value-type="float">
            <text:p>56</text:p>
          </table:table-cell>
          <table:table-cell ns41:value-type="float" table:style-name="ce25" office:value="53" office:value-type="float">
            <text:p>53</text:p>
          </table:table-cell>
          <table:table-cell table:style-name="ce25" table:number-columns-repeated="6"/>
          <table:table-cell ns41:value-type="float" table:style-name="ce25" office:value="87" office:value-type="float">
            <text:p>87</text:p>
          </table:table-cell>
          <table:table-cell ns41:value-type="float" table:style-name="ce25" office:value="93" office:value-type="float">
            <text:p>93</text:p>
          </table:table-cell>
          <table:table-cell table:style-name="ce25" table:number-columns-repeated="8"/>
          <table:table-cell table:formula="of:=SUM([.C73]+[.E73]+[.G73]+[.I73]+[.K73]+[.M73]+[.O73]+[.Q73]+[.S73]+[.U73]+[.W73]+[.Y73])" ns41:value-type="float" table:style-name="ce25" office:value-type="float" office:value="483">
            <text:p>483</text:p>
          </table:table-cell>
          <table:table-cell table:formula="of:=SUM([.D73]+[.F73]+[.H73]+[.J73]+[.L73]+[.N73]+[.P73]+[.R73]+[.T73]+[.V73]+[.X73]+[.Z73])" ns41:value-type="float" table:style-name="ce25" office:value-type="float" office:value="476">
            <text:p>47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illeskop</text:p>
          </table:table-cell>
          <table:table-cell table:style-name="ce6"/>
          <table:table-cell ns41:value-type="float" table:style-name="ce19" office:value="203" office:value-type="float">
            <text:p>203</text:p>
          </table:table-cell>
          <table:table-cell ns41:value-type="float" table:style-name="ce25" office:value="174" office:value-type="float">
            <text:p>174</text:p>
          </table:table-cell>
          <table:table-cell table:style-name="ce25" table:number-columns-repeated="8"/>
          <table:table-cell ns41:value-type="float" table:style-name="ce25" office:value="1" office:value-type="float">
            <text:p>1</text:p>
          </table:table-cell>
          <table:table-cell table:style-name="ce25" table:number-columns-repeated="3"/>
          <table:table-cell ns41:value-type="float" table:style-name="ce25" office:value="219" office:value-type="float">
            <text:p>219</text:p>
          </table:table-cell>
          <table:table-cell ns41:value-type="float" table:style-name="ce25" office:value="189" office:value-type="float">
            <text:p>189</text:p>
          </table:table-cell>
          <table:table-cell table:style-name="ce25" table:number-columns-repeated="8"/>
          <table:table-cell table:formula="of:=SUM([.C74]+[.E74]+[.G74]+[.I74]+[.K74]+[.M74]+[.O74]+[.Q74]+[.S74]+[.U74]+[.W74]+[.Y74])" ns41:value-type="float" table:style-name="ce25" office:value-type="float" office:value="423">
            <text:p>423</text:p>
          </table:table-cell>
          <table:table-cell table:formula="of:=SUM([.D74]+[.F74]+[.H74]+[.J74]+[.L74]+[.N74]+[.P74]+[.R74]+[.T74]+[.V74]+[.X74]+[.Z74])" ns41:value-type="float" table:style-name="ce25" office:value-type="float" office:value="363">
            <text:p>36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illige Langerak</text:p>
          </table:table-cell>
          <table:table-cell table:style-name="ce6"/>
          <table:table-cell ns41:value-type="float" table:style-name="ce19" office:value="275" office:value-type="float">
            <text:p>275</text:p>
          </table:table-cell>
          <table:table-cell ns41:value-type="float" table:style-name="ce25" office:value="234" office:value-type="float">
            <text:p>234</text:p>
          </table:table-cell>
          <table:table-cell table:style-name="ce25" table:number-columns-repeated="4"/>
          <table:table-cell ns41:value-type="float" table:style-name="ce25" office:value="37" office:value-type="float">
            <text:p>37</text:p>
          </table:table-cell>
          <table:table-cell ns41:value-type="float" table:style-name="ce25" office:value="36" office:value-type="float">
            <text:p>36</text:p>
          </table:table-cell>
          <table:table-cell table:style-name="ce25" table:number-columns-repeated="6"/>
          <table:table-cell ns41:value-type="float" table:style-name="ce25" office:value="141" office:value-type="float">
            <text:p>141</text:p>
          </table:table-cell>
          <table:table-cell ns41:value-type="float" table:style-name="ce25" office:value="152" office:value-type="float">
            <text:p>152</text:p>
          </table:table-cell>
          <table:table-cell table:style-name="ce25" table:number-columns-repeated="8"/>
          <table:table-cell table:formula="of:=SUM([.C75]+[.E75]+[.G75]+[.I75]+[.K75]+[.M75]+[.O75]+[.Q75]+[.S75]+[.U75]+[.W75]+[.Y75])" ns41:value-type="float" table:style-name="ce25" office:value-type="float" office:value="453">
            <text:p>453</text:p>
          </table:table-cell>
          <table:table-cell table:formula="of:=SUM([.D75]+[.F75]+[.H75]+[.J75]+[.L75]+[.N75]+[.P75]+[.R75]+[.T75]+[.V75]+[.X75]+[.Z75])" ns41:value-type="float" table:style-name="ce25" office:value-type="float" office:value="422">
            <text:p>42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ilnis</text:p>
          </table:table-cell>
          <table:table-cell table:style-name="ce6"/>
          <table:table-cell ns41:value-type="float" table:style-name="ce19" office:value="511" office:value-type="float">
            <text:p>511</text:p>
          </table:table-cell>
          <table:table-cell ns41:value-type="float" table:style-name="ce25" office:value="531" office:value-type="float">
            <text:p>531</text:p>
          </table:table-cell>
          <table:table-cell table:style-name="ce25" table:number-columns-repeated="4"/>
          <table:table-cell ns41:value-type="float" table:style-name="ce25" office:value="12" office:value-type="float">
            <text:p>12</text:p>
          </table:table-cell>
          <table:table-cell ns41:value-type="float" table:style-name="ce25" office:value="16" office:value-type="float">
            <text:p>16</text:p>
          </table:table-cell>
          <table:table-cell table:style-name="ce25" table:number-columns-repeated="3"/>
          <table:table-cell ns41:value-type="float" table:style-name="ce25" office:value="2" office:value-type="float">
            <text:p>2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ns41:value-type="float" table:style-name="ce25" office:value="577" office:value-type="float">
            <text:p>577</text:p>
          </table:table-cell>
          <table:table-cell ns41:value-type="float" table:style-name="ce25" office:value="547" office:value-type="float">
            <text:p>547</text:p>
          </table:table-cell>
          <table:table-cell table:style-name="ce25" table:number-columns-repeated="8"/>
          <table:table-cell table:formula="of:=SUM([.C76]+[.E76]+[.G76]+[.I76]+[.K76]+[.M76]+[.O76]+[.Q76]+[.S76]+[.U76]+[.W76]+[.Y76])" ns41:value-type="float" table:style-name="ce25" office:value-type="float" office:value="1100">
            <text:p>1100</text:p>
          </table:table-cell>
          <table:table-cell table:formula="of:=SUM([.D76]+[.F76]+[.H76]+[.J76]+[.L76]+[.N76]+[.P76]+[.R76]+[.T76]+[.V76]+[.X76]+[.Z76])" ns41:value-type="float" table:style-name="ce25" office:value-type="float" office:value="1097">
            <text:p>109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oudenberg</text:p>
          </table:table-cell>
          <table:table-cell table:style-name="ce6"/>
          <table:table-cell ns41:value-type="float" table:style-name="ce19" office:value="1171" office:value-type="float">
            <text:p>1171</text:p>
          </table:table-cell>
          <table:table-cell ns41:value-type="float" table:style-name="ce25" office:value="1049" office:value-type="float">
            <text:p>1049</text:p>
          </table:table-cell>
          <table:table-cell table:style-name="ce25" table:number-columns-repeated="4"/>
          <table:table-cell ns41:value-type="float" office:value="3" table:style-name="ce25" table:number-columns-repeated="2" office:value-type="float">
            <text:p>3</text:p>
          </table:table-cell>
          <table:table-cell table:style-name="ce25" table:number-columns-repeated="3"/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table:style-name="ce25" office:value="31" office:value-type="float">
            <text:p>31</text:p>
          </table:table-cell>
          <table:table-cell ns41:value-type="float" table:style-name="ce25" office:value="32" office:value-type="float">
            <text:p>32</text:p>
          </table:table-cell>
          <table:table-cell table:style-name="ce25" table:number-columns-repeated="7"/>
          <table:table-cell ns41:value-type="float" table:style-name="ce25" office:value="1" office:value-type="float">
            <text:p>1</text:p>
          </table:table-cell>
          <table:table-cell table:formula="of:=SUM([.C77]+[.E77]+[.G77]+[.I77]+[.K77]+[.M77]+[.O77]+[.Q77]+[.S77]+[.U77]+[.W77]+[.Y77])" ns41:value-type="float" table:style-name="ce25" office:value-type="float" office:value="1205">
            <text:p>1205</text:p>
          </table:table-cell>
          <table:table-cell table:formula="of:=SUM([.D77]+[.F77]+[.H77]+[.J77]+[.L77]+[.N77]+[.P77]+[.R77]+[.T77]+[.V77]+[.X77]+[.Z77])" ns41:value-type="float" table:style-name="ce25" office:value-type="float" office:value="1086">
            <text:p>108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ijk bij Duurstede</text:p>
          </table:table-cell>
          <table:table-cell table:style-name="ce6"/>
          <table:table-cell ns41:value-type="float" table:style-name="ce19" office:value="685" office:value-type="float">
            <text:p>685</text:p>
          </table:table-cell>
          <table:table-cell ns41:value-type="float" table:style-name="ce25" office:value="774" office:value-type="float">
            <text:p>774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5" office:value-type="float">
            <text:p>5</text:p>
          </table:table-cell>
          <table:table-cell table:style-name="ce25" table:number-columns-repeated="4"/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2" office:value-type="float">
            <text:p>2</text:p>
          </table:table-cell>
          <table:table-cell ns41:value-type="float" table:style-name="ce25" office:value="8" office:value-type="float">
            <text:p>8</text:p>
          </table:table-cell>
          <table:table-cell table:style-name="ce25" table:number-columns-repeated="2"/>
          <table:table-cell ns41:value-type="float" table:style-name="ce25" office:value="743" office:value-type="float">
            <text:p>743</text:p>
          </table:table-cell>
          <table:table-cell ns41:value-type="float" table:style-name="ce25" office:value="776" office:value-type="float">
            <text:p>776</text:p>
          </table:table-cell>
          <table:table-cell table:style-name="ce25" table:number-columns-repeated="2"/>
          <table:table-cell ns41:value-type="float" table:style-name="ce25" office:value="19" office:value-type="float">
            <text:p>19</text:p>
          </table:table-cell>
          <table:table-cell ns41:value-type="float" table:style-name="ce25" office:value="26" office:value-type="float">
            <text:p>26</text:p>
          </table:table-cell>
          <table:table-cell table:style-name="ce25" table:number-columns-repeated="2"/>
          <table:table-cell ns41:value-type="float" table:style-name="ce25" office:value="1" office:value-type="float">
            <text:p>1</text:p>
          </table:table-cell>
          <table:table-cell table:style-name="ce25"/>
          <table:table-cell table:formula="of:=SUM([.C78]+[.E78]+[.G78]+[.I78]+[.K78]+[.M78]+[.O78]+[.Q78]+[.S78]+[.U78]+[.W78]+[.Y78])" ns41:value-type="float" table:style-name="ce25" office:value-type="float" office:value="1452">
            <text:p>1452</text:p>
          </table:table-cell>
          <table:table-cell table:formula="of:=SUM([.D78]+[.F78]+[.H78]+[.J78]+[.L78]+[.N78]+[.P78]+[.R78]+[.T78]+[.V78]+[.X78]+[.Z78])" ns41:value-type="float" table:style-name="ce25" office:value-type="float" office:value="1589">
            <text:p>158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IJsselstein</text:p>
          </table:table-cell>
          <table:table-cell table:style-name="ce6"/>
          <table:table-cell ns41:value-type="float" table:style-name="ce19" office:value="700" office:value-type="float">
            <text:p>700</text:p>
          </table:table-cell>
          <table:table-cell ns41:value-type="float" table:style-name="ce25" office:value="668" office:value-type="float">
            <text:p>668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2" office:value-type="float">
            <text:p>2</text:p>
          </table:table-cell>
          <table:table-cell table:style-name="ce25" table:number-columns-repeated="4"/>
          <table:table-cell ns41:value-type="float" table:style-name="ce25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table:style-name="ce25" table:number-columns-repeated="2"/>
          <table:table-cell ns41:value-type="float" table:style-name="ce25" office:value="942" office:value-type="float">
            <text:p>942</text:p>
          </table:table-cell>
          <table:table-cell ns41:value-type="float" table:style-name="ce25" office:value="919" office:value-type="float">
            <text:p>919</text:p>
          </table:table-cell>
          <table:table-cell table:style-name="ce25" table:number-columns-repeated="2"/>
          <table:table-cell ns41:value-type="float" table:style-name="ce25" office:value="6" office:value-type="float">
            <text:p>6</text:p>
          </table:table-cell>
          <table:table-cell ns41:value-type="float" table:style-name="ce25" office:value="11" office:value-type="float">
            <text:p>11</text:p>
          </table:table-cell>
          <table:table-cell table:style-name="ce25" table:number-columns-repeated="2"/>
          <table:table-cell ns41:value-type="float" table:style-name="ce25" office:value="5" office:value-type="float">
            <text:p>5</text:p>
          </table:table-cell>
          <table:table-cell ns41:value-type="float" table:style-name="ce25" office:value="10" office:value-type="float">
            <text:p>10</text:p>
          </table:table-cell>
          <table:table-cell table:formula="of:=SUM([.C79]+[.E79]+[.G79]+[.I79]+[.K79]+[.M79]+[.O79]+[.Q79]+[.S79]+[.U79]+[.W79]+[.Y79])" ns41:value-type="float" table:style-name="ce25" office:value-type="float" office:value="1665">
            <text:p>1665</text:p>
          </table:table-cell>
          <table:table-cell table:formula="of:=SUM([.D79]+[.F79]+[.H79]+[.J79]+[.L79]+[.N79]+[.P79]+[.R79]+[.T79]+[.V79]+[.X79]+[.Z79])" ns41:value-type="float" table:style-name="ce25" office:value-type="float" office:value="1621">
            <text:p>162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Zegveld</text:p>
          </table:table-cell>
          <table:table-cell table:style-name="ce6"/>
          <table:table-cell ns41:value-type="float" table:style-name="ce19" office:value="329" office:value-type="float">
            <text:p>329</text:p>
          </table:table-cell>
          <table:table-cell ns41:value-type="float" table:style-name="ce25" office:value="340" office:value-type="float">
            <text:p>340</text:p>
          </table:table-cell>
          <table:table-cell table:style-name="ce25" table:number-columns-repeated="2"/>
          <table:table-cell ns41:value-type="float" table:style-name="ce25" office:value="6" office:value-type="float">
            <text:p>6</text:p>
          </table:table-cell>
          <table:table-cell ns41:value-type="float" table:style-name="ce25" office:value="3" office:value-type="float">
            <text:p>3</text:p>
          </table:table-cell>
          <table:table-cell ns41:value-type="float" office:value="7" table:style-name="ce25" table:number-columns-repeated="2" office:value-type="float">
            <text:p>7</text:p>
          </table:table-cell>
          <table:table-cell table:style-name="ce25" table:number-columns-repeated="6"/>
          <table:table-cell ns41:value-type="float" table:style-name="ce25" office:value="96" office:value-type="float">
            <text:p>96</text:p>
          </table:table-cell>
          <table:table-cell ns41:value-type="float" table:style-name="ce25" office:value="106" office:value-type="float">
            <text:p>106</text:p>
          </table:table-cell>
          <table:table-cell table:style-name="ce25" table:number-columns-repeated="8"/>
          <table:table-cell table:formula="of:=SUM([.C80]+[.E80]+[.G80]+[.I80]+[.K80]+[.M80]+[.O80]+[.Q80]+[.S80]+[.U80]+[.W80]+[.Y80])" ns41:value-type="float" table:style-name="ce25" office:value-type="float" office:value="438">
            <text:p>438</text:p>
          </table:table-cell>
          <table:table-cell table:formula="of:=SUM([.D80]+[.F80]+[.H80]+[.J80]+[.L80]+[.N80]+[.P80]+[.R80]+[.T80]+[.V80]+[.X80]+[.Z80])" ns41:value-type="float" table:style-name="ce25" office:value-type="float" office:value="456">
            <text:p>45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Zeist</text:p>
          </table:table-cell>
          <table:table-cell table:style-name="ce6"/>
          <table:table-cell ns41:value-type="float" table:style-name="ce19" office:value="2038" office:value-type="float">
            <text:p>2038</text:p>
          </table:table-cell>
          <table:table-cell ns41:value-type="float" table:style-name="ce25" office:value="2138" office:value-type="float">
            <text:p>2138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13" office:value-type="float">
            <text:p>13</text:p>
          </table:table-cell>
          <table:table-cell table:style-name="ce25"/>
          <table:table-cell ns41:value-type="float" table:style-name="ce25" office:value="5" office:value-type="float">
            <text:p>5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626" office:value-type="float">
            <text:p>626</text:p>
          </table:table-cell>
          <table:table-cell ns41:value-type="float" table:style-name="ce25" office:value="629" office:value-type="float">
            <text:p>629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table:style-name="ce25" office:value="91" office:value-type="float">
            <text:p>91</text:p>
          </table:table-cell>
          <table:table-cell ns41:value-type="float" table:style-name="ce25" office:value="141" office:value-type="float">
            <text:p>141</text:p>
          </table:table-cell>
          <table:table-cell table:formula="of:=SUM([.C81]+[.E81]+[.G81]+[.I81]+[.K81]+[.M81]+[.O81]+[.Q81]+[.S81]+[.U81]+[.W81]+[.Y81])" ns41:value-type="float" table:style-name="ce25" office:value-type="float" office:value="2808">
            <text:p>2808</text:p>
          </table:table-cell>
          <table:table-cell table:formula="of:=SUM([.D81]+[.F81]+[.H81]+[.J81]+[.L81]+[.N81]+[.P81]+[.R81]+[.T81]+[.V81]+[.X81]+[.Z81])" ns41:value-type="float" table:style-name="ce25" office:value-type="float" office:value="3007">
            <text:p>300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Zuijlen</text:p>
          </table:table-cell>
          <table:table-cell table:style-name="ce6"/>
          <table:table-cell ns41:value-type="float" table:style-name="ce19" office:value="283" office:value-type="float">
            <text:p>283</text:p>
          </table:table-cell>
          <table:table-cell ns41:value-type="float" table:style-name="ce25" office:value="238" office:value-type="float">
            <text:p>238</text:p>
          </table:table-cell>
          <table:table-cell table:style-name="ce25" table:number-columns-repeated="6"/>
          <table:table-cell ns41:value-type="float" table:style-name="ce25" office:value="3" office:value-type="float">
            <text:p>3</text:p>
          </table:table-cell>
          <table:table-cell ns41:value-type="float" table:style-name="ce25" office:value="4" office:value-type="float">
            <text:p>4</text:p>
          </table:table-cell>
          <table:table-cell table:style-name="ce25"/>
          <table:table-cell ns41:value-type="float" table:style-name="ce25" office:value="1" office:value-type="float">
            <text:p>1</text:p>
          </table:table-cell>
          <table:table-cell table:style-name="ce25" table:number-columns-repeated="2"/>
          <table:table-cell ns41:value-type="float" table:style-name="ce25" office:value="165" office:value-type="float">
            <text:p>165</text:p>
          </table:table-cell>
          <table:table-cell ns41:value-type="float" table:style-name="ce25" office:value="158" office:value-type="float">
            <text:p>158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4" office:value-type="float">
            <text:p>4</text:p>
          </table:table-cell>
          <table:table-cell table:style-name="ce25" table:number-columns-repeated="6"/>
          <table:table-cell table:formula="of:=SUM([.C82]+[.E82]+[.G82]+[.I82]+[.K82]+[.M82]+[.O82]+[.Q82]+[.S82]+[.U82]+[.W82]+[.Y82])" ns41:value-type="float" table:style-name="ce25" office:value-type="float" office:value="453">
            <text:p>453</text:p>
          </table:table-cell>
          <table:table-cell table:formula="of:=SUM([.D82]+[.F82]+[.H82]+[.J82]+[.L82]+[.N82]+[.P82]+[.R82]+[.T82]+[.V82]+[.X82]+[.Z82])" ns41:value-type="float" table:style-name="ce25" office:value-type="float" office:value="405">
            <text:p>40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number-columns-repeated="990"/>
        </table:table-row>
        <table:table-row table:style-name="ro6">
          <table:table-cell ns41:value-type="string" table:style-name="ce9" office:value-type="string">
            <text:p>Totaal der overige Gemeenten</text:p>
          </table:table-cell>
          <table:table-cell table:style-name="ce6"/>
          <table:table-cell table:formula="of:=SUM([.C13:.C82])" ns41:value-type="float" table:style-name="ce19" office:value-type="float" office:value="34705">
            <text:p>34705</text:p>
          </table:table-cell>
          <table:table-cell table:formula="of:=SUM([.D13:.D82])" ns41:value-type="float" table:style-name="ce25" office:value-type="float" office:value="33673">
            <text:p>33673</text:p>
          </table:table-cell>
          <table:table-cell table:formula="of:=SUM([.E13:.E82])" ns41:value-type="float" table:style-name="ce25" office:value-type="float" office:value="41">
            <text:p>41</text:p>
          </table:table-cell>
          <table:table-cell table:formula="of:=SUM([.F13:.F82])" ns41:value-type="float" table:style-name="ce25" office:value-type="float" office:value="79">
            <text:p>79</text:p>
          </table:table-cell>
          <table:table-cell table:formula="of:=SUM([.G13:.G82])" ns41:value-type="float" table:style-name="ce25" office:value-type="float" office:value="28">
            <text:p>28</text:p>
          </table:table-cell>
          <table:table-cell table:formula="of:=SUM([.H13:.H82])" ns41:value-type="float" table:style-name="ce25" office:value-type="float" office:value="34">
            <text:p>34</text:p>
          </table:table-cell>
          <table:table-cell table:formula="of:=SUM([.I13:.I82])" ns41:value-type="float" table:style-name="ce25" office:value-type="float" office:value="1158">
            <text:p>1158</text:p>
          </table:table-cell>
          <table:table-cell table:formula="of:=SUM([.J13:.J82])" ns41:value-type="float" table:style-name="ce25" office:value-type="float" office:value="1168">
            <text:p>1168</text:p>
          </table:table-cell>
          <table:table-cell table:formula="of:=SUM([.K13:.K82])" ns41:value-type="float" table:style-name="ce25" office:value-type="float" office:value="76">
            <text:p>76</text:p>
          </table:table-cell>
          <table:table-cell table:formula="of:=SUM([.L13:.L82])" ns41:value-type="float" table:style-name="ce25" office:value-type="float" office:value="104">
            <text:p>104</text:p>
          </table:table-cell>
          <table:table-cell table:formula="of:=SUM([.M13:.M82])" ns41:value-type="float" table:style-name="ce25" office:value-type="float" office:value="135">
            <text:p>135</text:p>
          </table:table-cell>
          <table:table-cell table:formula="of:=SUM([.N13:.N82])" ns41:value-type="float" table:style-name="ce25" office:value-type="float" office:value="178">
            <text:p>178</text:p>
          </table:table-cell>
          <table:table-cell table:formula="of:=SUM([.O13:.O82])" ns41:value-type="float" table:style-name="ce25" office:value-type="float" office:value="19">
            <text:p>19</text:p>
          </table:table-cell>
          <table:table-cell table:formula="of:=SUM([.P13:.P82])" ns41:value-type="float" table:style-name="ce25" office:value-type="float" office:value="53">
            <text:p>53</text:p>
          </table:table-cell>
          <table:table-cell table:formula="of:=SUM([.Q13:.Q82])" ns41:value-type="float" table:style-name="ce25" office:value-type="float" office:value="19368">
            <text:p>19368</text:p>
          </table:table-cell>
          <table:table-cell table:formula="of:=SUM([.R13:.R82])" ns41:value-type="float" table:style-name="ce25" office:value-type="float" office:value="18823">
            <text:p>18823</text:p>
          </table:table-cell>
          <table:table-cell table:formula="of:=SUM([.S13:.S82])" ns41:value-type="float" table:style-name="ce25" office:value-type="float" office:value="11">
            <text:p>11</text:p>
          </table:table-cell>
          <table:table-cell table:formula="of:=SUM([.T13:.T82])" ns41:value-type="float" table:style-name="ce25" office:value-type="float" office:value="12">
            <text:p>12</text:p>
          </table:table-cell>
          <table:table-cell table:formula="of:=SUM([.U13:.U82])" ns41:value-type="float" table:style-name="ce25" office:value-type="float" office:value="146">
            <text:p>146</text:p>
          </table:table-cell>
          <table:table-cell table:formula="of:=SUM([.V13:.V82])" ns41:value-type="float" table:style-name="ce25" office:value-type="float" office:value="173">
            <text:p>173</text:p>
          </table:table-cell>
          <table:table-cell table:formula="of:=SUM([.W13:.W82])" ns41:value-type="float" table:style-name="ce25" office:value-type="float" office:value="7">
            <text:p>7</text:p>
          </table:table-cell>
          <table:table-cell table:formula="of:=SUM([.X13:.X82])" ns41:value-type="float" table:style-name="ce25" office:value-type="float" office:value="5">
            <text:p>5</text:p>
          </table:table-cell>
          <table:table-cell table:formula="of:=SUM([.Y13:.Y82])" ns41:value-type="float" table:style-name="ce25" office:value-type="float" office:value="148">
            <text:p>148</text:p>
          </table:table-cell>
          <table:table-cell table:formula="of:=SUM([.Z13:.Z82])" ns41:value-type="float" table:style-name="ce25" office:value-type="float" office:value="198">
            <text:p>198</text:p>
          </table:table-cell>
          <table:table-cell table:formula="of:=SUM([.C83]+[.E83]+[.G83]+[.I83]+[.K83]+[.M83]+[.O83]+[.Q83]+[.S83]+[.U83]+[.W83]+[.Y83])" ns41:value-type="float" table:style-name="ce25" office:value-type="float" office:value="55842">
            <text:p>55842</text:p>
          </table:table-cell>
          <table:table-cell table:formula="of:=SUM([.D83]+[.F83]+[.H83]+[.J83]+[.L83]+[.N83]+[.P83]+[.R83]+[.T83]+[.V83]+[.X83]+[.Z83])" ns41:value-type="float" table:style-name="ce25" office:value-type="float" office:value="54500">
            <text:p>5450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3" office:value-type="string">
            <text:p>1879_7_H5</text:p>
          </table:table-cell>
          <table:table-cell ns41:value-type="float" table:style-name="ce43" office:value="120" office:value-type="float">
            <text:p>120</text:p>
          </table:table-cell>
          <table:table-cell ns41:value-type="float" table:style-name="ce43" office:value="121" office:value-type="float">
            <text:p>121</text:p>
          </table:table-cell>
          <table:table-cell ns41:value-type="string" table:style-name="ce43" office:value-type="string">
            <text:p>UT</text:p>
          </table:table-cell>
          <table:table-cell ns41:value-type="string" table:style-name="ce51" office:value-type="string">
            <text:p>35_0171</text:p>
          </table:table-cell>
          <table:table-cell table:style-name="ce29" table:number-columns-repeated="990"/>
        </table:table-row>
        <table:table-row table:style-name="ro1">
          <table:table-cell ns41:value-type="string" table:style-name="ce11" office:value-type="string">
            <text:p>Totaal der Provincie</text:p>
          </table:table-cell>
          <table:table-cell table:style-name="ce6"/>
          <table:table-cell table:formula="of:=SUM([.C11]+[.C83])" ns41:value-type="float" table:style-name="ce20" office:value-type="float" office:value="55549">
            <text:p>55549</text:p>
          </table:table-cell>
          <table:table-cell table:formula="of:=SUM([.D11]+[.D83])" ns41:value-type="float" table:style-name="ce26" office:value-type="float" office:value="57691">
            <text:p>57691</text:p>
          </table:table-cell>
          <table:table-cell table:formula="of:=SUM([.E11]+[.E83])" ns41:value-type="float" table:style-name="ce26" office:value-type="float" office:value="287">
            <text:p>287</text:p>
          </table:table-cell>
          <table:table-cell table:formula="of:=SUM([.F11]+[.F83])" ns41:value-type="float" table:style-name="ce26" office:value-type="float" office:value="326">
            <text:p>326</text:p>
          </table:table-cell>
          <table:table-cell table:formula="of:=SUM([.G11]+[.G83])" ns41:value-type="float" table:style-name="ce26" office:value-type="float" office:value="197">
            <text:p>197</text:p>
          </table:table-cell>
          <table:table-cell table:formula="of:=SUM([.H11]+[.H83])" ns41:value-type="float" table:style-name="ce26" office:value-type="float" office:value="223">
            <text:p>223</text:p>
          </table:table-cell>
          <table:table-cell table:formula="of:=SUM([.I11]+[.I83])" ns41:value-type="float" table:style-name="ce26" office:value-type="float" office:value="1356">
            <text:p>1356</text:p>
          </table:table-cell>
          <table:table-cell table:formula="of:=SUM([.J11]+[.J83])" ns41:value-type="float" table:style-name="ce26" office:value-type="float" office:value="1427">
            <text:p>1427</text:p>
          </table:table-cell>
          <table:table-cell table:formula="of:=SUM([.K11]+[.K83])" ns41:value-type="float" table:style-name="ce26" office:value-type="float" office:value="249">
            <text:p>249</text:p>
          </table:table-cell>
          <table:table-cell table:formula="of:=SUM([.L11]+[.L83])" ns41:value-type="float" table:style-name="ce26" office:value-type="float" office:value="321">
            <text:p>321</text:p>
          </table:table-cell>
          <table:table-cell table:formula="of:=SUM([.M11]+[.M83])" ns41:value-type="float" table:style-name="ce26" office:value-type="float" office:value="1079">
            <text:p>1079</text:p>
          </table:table-cell>
          <table:table-cell table:formula="of:=SUM([.N11]+[.N83])" ns41:value-type="float" table:style-name="ce26" office:value-type="float" office:value="1151">
            <text:p>1151</text:p>
          </table:table-cell>
          <table:table-cell table:formula="of:=SUM([.O11]+[.O83])" ns41:value-type="float" table:style-name="ce26" office:value-type="float" office:value="44">
            <text:p>44</text:p>
          </table:table-cell>
          <table:table-cell table:formula="of:=SUM([.P11]+[.P83])" ns41:value-type="float" table:style-name="ce26" office:value-type="float" office:value="80">
            <text:p>80</text:p>
          </table:table-cell>
          <table:table-cell table:formula="of:=SUM([.Q11]+[.Q83])" ns41:value-type="float" table:style-name="ce26" office:value-type="float" office:value="33611">
            <text:p>33611</text:p>
          </table:table-cell>
          <table:table-cell table:formula="of:=SUM([.R11]+[.R83])" ns41:value-type="float" table:style-name="ce26" office:value-type="float" office:value="34554">
            <text:p>34554</text:p>
          </table:table-cell>
          <table:table-cell table:formula="of:=SUM([.S11]+[.S83])" ns41:value-type="float" table:style-name="ce26" office:value-type="float" office:value="649">
            <text:p>649</text:p>
          </table:table-cell>
          <table:table-cell table:formula="of:=SUM([.T11]+[.T83])" ns41:value-type="float" table:style-name="ce26" office:value-type="float" office:value="689">
            <text:p>689</text:p>
          </table:table-cell>
          <table:table-cell table:formula="of:=SUM([.U11]+[.U83])" ns41:value-type="float" table:style-name="ce26" office:value-type="float" office:value="714">
            <text:p>714</text:p>
          </table:table-cell>
          <table:table-cell table:formula="of:=SUM([.V11]+[.V83])" ns41:value-type="float" table:style-name="ce26" office:value-type="float" office:value="740">
            <text:p>740</text:p>
          </table:table-cell>
          <table:table-cell table:formula="of:=SUM([.W11]+[.W83])" ns41:value-type="float" table:style-name="ce26" office:value-type="float" office:value="9">
            <text:p>9</text:p>
          </table:table-cell>
          <table:table-cell table:formula="of:=SUM([.X11]+[.X83])" ns41:value-type="float" table:style-name="ce26" office:value-type="float" office:value="11">
            <text:p>11</text:p>
          </table:table-cell>
          <table:table-cell table:formula="of:=SUM([.Y11]+[.Y83])" ns41:value-type="float" table:style-name="ce26" office:value-type="float" office:value="343">
            <text:p>343</text:p>
          </table:table-cell>
          <table:table-cell table:formula="of:=SUM([.Z11]+[.Z83])" ns41:value-type="float" table:style-name="ce26" office:value-type="float" office:value="379">
            <text:p>379</text:p>
          </table:table-cell>
          <table:table-cell table:formula="of:=SUM([.C84]+[.E84]+[.G84]+[.I84]+[.K84]+[.M84]+[.O84]+[.Q84]+[.S84]+[.U84]+[.W84]+[.Y84])" ns41:value-type="float" table:style-name="ce26" office:value-type="float" office:value="94087">
            <text:p>94087</text:p>
          </table:table-cell>
          <table:table-cell table:formula="of:=SUM([.D84]+[.F84]+[.H84]+[.J84]+[.L84]+[.N84]+[.P84]+[.R84]+[.T84]+[.V84]+[.X84]+[.Z84])" ns41:value-type="float" table:style-name="ce26" office:value-type="float" office:value="97592">
            <text:p>97592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4" office:value-type="string">
            <text:p>1879_7_H5</text:p>
          </table:table-cell>
          <table:table-cell ns41:value-type="float" table:style-name="ce44" office:value="120" office:value-type="float">
            <text:p>120</text:p>
          </table:table-cell>
          <table:table-cell ns41:value-type="float" table:style-name="ce44" office:value="121" office:value-type="float">
            <text:p>121</text:p>
          </table:table-cell>
          <table:table-cell ns41:value-type="string" table:style-name="ce44" office:value-type="string">
            <text:p>UT</text:p>
          </table:table-cell>
          <table:table-cell ns41:value-type="string" table:style-name="ce52" office:value-type="string">
            <text:p>35_0171</text:p>
          </table:table-cell>
          <table:table-cell table:style-name="ce29" table:number-columns-repeated="990"/>
        </table:table-row>
        <table:table-row table:style-name="ro6" table:number-rows-repeated="104849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16T14:32:43</meta:creation-date>
    <dc:creator>Yamit</dc:creator>
    <dc:date>2004-08-30T14:57:19</dc:date>
    <meta:document-statistic meta:object-count="0" meta:cell-count="1523" meta:table-count="1"/>
    <meta:generator>ODFPY/1.3.0dev</meta:generator>
  </office:meta>
</office:document-meta>
</file>